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2"/>1<text:s text:c="2"/><text:span text:style-name="style2">//</text:span></text:h>
      <text:h text:style-name="Default"><text:s text:c="2"/>2<text:s text:c="2"/><text:span text:style-name="style2">//<text:s text:c="6"/>Настройки вычислительного эксперимента</text:span></text:h>
      <text:h text:style-name="Default"><text:s text:c="2"/>3<text:s text:c="2"/><text:span text:style-name="style2">//<text:s text:c="14"/>с визуализацией вычислительных процессов</text:span></text:h>
      <text:h text:style-name="Default"><text:s text:c="2"/>4<text:s text:c="2"/><text:span text:style-name="style2">//</text:span></text:h>
      <text:h text:style-name="Default"><text:s text:c="2"/>5<text:s text:c="2"/><text:span text:style-name="style2">//<text:s text:c="51"/>2019-02-07 Старый Петергоф</text:span></text:h>
      <text:h text:style-name="Default"><text:s text:c="2"/>6<text:s text:c="2"/><text:span text:style-name="style2">//</text:span></text:h>
      <text:h text:style-name="Default"><text:s text:c="2"/>7<text:s text:c="2"/><text:span text:style-name="style9">#include "Aurora.h"</text:span></text:h>
      <text:h text:style-name="Default"><text:s text:c="2"/>8<text:s text:c="2"/><text:span text:style-name="style9">#include &lt;ctype.h&gt;</text:span></text:h>
      <text:h text:style-name="Default"><text:s text:c="2"/>9<text:s text:c="2"/><text:span text:style-name="style1">/* Statum: Выбор и установка моделей гидромеханики корабля в штормовом море</text:span></text:h>
      <text:h text:style-name="Default"><text:s text:c="1"/>10<text:s text:c="2"/><text:s text:c="14"/><text:span text:style-name="style1">--<text:s text:c="3"/>0 - кинематическое позиционирование(не скольжение) корпуса</text:span></text:h>
      <text:h text:style-name="Default"><text:s text:c="1"/>11<text:s text:c="2"/><text:s text:c="14"/><text:span text:style-name="style1">--<text:s text:c="7"/>над волнением по хордам четырёх точек склона, иначе:</text:span></text:h>
      <text:h text:style-name="Default"><text:s text:c="1"/>12<text:s text:c="2"/><text:s text:c="14"/><text:span text:style-name="style1">--<text:s text:c="3"/>1 - объёмное гравитационное всплытие: борт-киль-вертикаль</text:span></text:h>
      <text:h text:style-name="Default"><text:s text:c="1"/>13<text:s text:c="2"/><text:s text:c="14"/><text:span text:style-name="style1">--<text:s text:c="3"/>2 - гидростатическое давление в волне на смоченной обшивке</text:span></text:h>
      <text:h text:style-name="Default"><text:s text:c="1"/>14<text:s text:c="2"/><text:s text:c="14"/><text:span text:style-name="style1">--<text:s text:c="3"/>3 ÷ ≈ вихреисточники обтекания корпуса набегающим потоком</text:span></text:h>
      <text:h text:style-name="Default"><text:s text:c="1"/>15<text:s text:c="2"/><text:s text:c="14"/><text:span text:style-name="style1">--<text:s text:c="3"/>4 - компоненты скорости на обшивке под волновыми гребнями</text:span></text:h>
      <text:h text:style-name="Default"><text:s text:c="1"/>16<text:s text:c="2"/><text:s text:c="11"/><text:span text:style-name="style1">Объекты и производные операции с корпусом на волнении</text:span></text:h>
      <text:h text:style-name="Default"><text:s text:c="1"/>17<text:s text:c="2"/><text:s text:c="14"/><text:span text:style-name="style1">запрос выбора метода прорисовки корпуса динамически цепляется</text:span></text:h>
      <text:h text:style-name="Default"><text:s text:c="1"/>18<text:s text:c="2"/><text:s text:c="14"/><text:span text:style-name="style1">за активное окно Window с наложением собственной площадки Place</text:span></text:h>
      <text:h text:style-name="Default"><text:s text:c="1"/>19<text:s text:c="2"/><text:s text:c="19"/><text:span text:style-name="style1">0 - ватерлиния строится при любом раскладе</text:span></text:h>
      <text:h text:style-name="Default"><text:s text:c="1"/>20<text:s text:c="2"/><text:s text:c="19"/><text:span text:style-name="style1">1 - только шпангоуты и штевни</text:span></text:h>
      <text:h text:style-name="Default"><text:s text:c="1"/>21<text:s text:c="2"/><text:s text:c="19"/><text:span text:style-name="style1">2 - подводная часть со шпангоутами над водой</text:span></text:h>
      <text:h text:style-name="Default"><text:s text:c="1"/>22<text:s text:c="2"/><text:s text:c="19"/><text:span text:style-name="style1">3 - корпус прорисовывается целиком</text:span></text:h>
      <text:h text:style-name="Default"><text:s text:c="1"/>23<text:s text:c="2"/><text:s text:c="19"/><text:span text:style-name="style1">4 - тоже, но в пустых триангуляционных гранях</text:span></text:h>
      <text:h text:style-name="Default"><text:s text:c="1"/>24<text:s text:c="2"/><text:s text:c="7"/><text:span text:style-name="style1">демпфирование визуально отсчитывается от нуля(без) на увеличение(тормоз)</text:span></text:h>
      <text:h text:style-name="Default"><text:s text:c="1"/>25<text:s text:c="2"/><text:span text:style-name="style1">*/</text:span></text:h>
      <text:h text:style-name="Default"><text:s text:c="1"/>26<text:s text:c="2"/><text:span text:style-name="style11">Hull</text:span><text:span text:style-name="style10">&amp; </text:span><text:span text:style-name="style11">Hull</text:span><text:span text:style-name="style10">::</text:span><text:span text:style-name="style11">Config</text:span><text:span text:style-name="style10">()</text:span></text:h>
      <text:h text:style-name="Default"><text:s text:c="1"/>27<text:s text:c="2"/><text:span text:style-name="style10">{ </text:span><text:span text:style-name="style5">const char </text:span><text:span text:style-name="style10">*</text:span><text:span text:style-name="style11">HView</text:span><text:span text:style-name="style10">[]={ </text:span><text:span text:style-name="style6">"Полупрозрачная тень, гидростатические отметки"</text:span><text:span text:style-name="style10">,</text:span></text:h>
      <text:h text:style-name="Default"><text:s text:c="1"/>28<text:s text:c="2"/><text:s text:c="24"/><text:span text:style-name="style6">"Контуры шпангоутов при поверхности ватерлинии"</text:span><text:span text:style-name="style10">,</text:span></text:h>
      <text:h text:style-name="Default"><text:s text:c="1"/>29<text:s text:c="2"/><text:s text:c="24"/><text:span text:style-name="style6">"Смоченная обшивка под поверхностью ватерлинии"</text:span><text:span text:style-name="style10">,</text:span></text:h>
      <text:h text:style-name="Default"><text:s text:c="1"/>30<text:s text:c="2"/><text:s text:c="24"/><text:span text:style-name="style6">"Обшивка корабельного корпуса и надводный борт" </text:span><text:span text:style-name="style10">};</text:span></text:h>
      <text:h text:style-name="Default"><text:s text:c="1"/>31<text:s text:c="2"/><text:s text:c="2"/><text:span text:style-name="style5">Real </text:span><text:span text:style-name="style11">D</text:span><text:span text:style-name="style10">=</text:span><text:span text:style-name="style11">Draught</text:span><text:span text:style-name="style10">,</text:span><text:span text:style-name="style11">sTime</text:span><text:span text:style-name="style10">=</text:span><text:span text:style-name="style11">sT</text:span><text:span text:style-name="style10">/</text:span><text:span text:style-name="style4">60</text:span><text:span text:style-name="style10">;</text:span></text:h>
      <text:h text:style-name="Default"><text:s text:c="1"/>32<text:s text:c="2"/><text:s text:c="2"/><text:span text:style-name="style11">Mlist Menu</text:span><text:span text:style-name="style10">[]={ { </text:span><text:span text:style-name="style4">1</text:span><text:span text:style-name="style10">,</text:span><text:span text:style-name="style4">0</text:span><text:span text:style-name="style10">,</text:span><text:span text:style-name="style6">"<text:s text:c="3"/>Гидростатика и динамика корпуса" </text:span><text:span text:style-name="style10">}</text:span></text:h>
      <text:h text:style-name="Default"><text:s text:c="1"/>33<text:s text:c="2"/><text:s text:c="8"/><text:span text:style-name="style10">, { </text:span><text:span text:style-name="style4">2</text:span><text:span text:style-name="style10">,</text:span><text:span text:style-name="style4">34 </text:span><text:span text:style-name="style10">}<text:s text:c="11"/></text:span><text:span text:style-name="style2">// признаки вариантов прорисовки корпуса</text:span></text:h>
      <text:h text:style-name="Default"><text:s text:c="1"/>34<text:s text:c="2"/><text:s text:c="8"/><text:span text:style-name="style10">, { </text:span><text:span text:style-name="style4">1</text:span><text:span text:style-name="style10">,</text:span><text:span text:style-name="style4">34 </text:span><text:span text:style-name="style10">}<text:s text:c="11"/></text:span><text:span text:style-name="style2">// закраска или контуры триангуляционного покрытия</text:span></text:h>
      <text:h text:style-name="Default"><text:s text:c="1"/>35<text:s text:c="2"/><text:s text:c="8"/><text:span text:style-name="style10">, { </text:span><text:span text:style-name="style4">1</text:span><text:span text:style-name="style10">,</text:span><text:span text:style-name="style4">34 </text:span><text:span text:style-name="style10">}<text:s text:c="11"/></text:span><text:span text:style-name="style2">// варианты гидромеханики корабля и морских волн</text:span></text:h>
      <text:h text:style-name="Default"><text:s text:c="1"/>36<text:s text:c="2"/><text:s text:c="8"/><text:span text:style-name="style10">, { </text:span><text:span text:style-name="style4">1</text:span><text:span text:style-name="style10">,</text:span><text:span text:style-name="style4">4</text:span><text:span text:style-name="style10">,</text:span><text:span text:style-name="style6">"Метацентрическая высота:<text:s text:c="3"/>%4.1lf"</text:span><text:span text:style-name="style10">,&amp;</text:span><text:span text:style-name="style11">hX </text:span><text:span text:style-name="style10">},{ </text:span><text:span text:style-name="style4">0</text:span><text:span text:style-name="style10">,</text:span><text:span text:style-name="style4">0</text:span><text:span text:style-name="style10">,</text:span><text:span text:style-name="style6">" м" </text:span><text:span text:style-name="style10">}</text:span></text:h>
      <text:h text:style-name="Default"><text:s text:c="1"/>37<text:s text:c="2"/><text:s text:c="8"/><text:span text:style-name="style10">, { </text:span><text:span text:style-name="style4">1</text:span><text:span text:style-name="style10">,</text:span><text:span text:style-name="style4">4</text:span><text:span text:style-name="style10">,</text:span><text:span text:style-name="style6">"Демпфирование-X %4.2lf"</text:span><text:span text:style-name="style10">,&amp;</text:span><text:span text:style-name="style11">muF</text:span><text:span text:style-name="style10">.</text:span><text:span text:style-name="style11">x</text:span><text:span text:style-name="style10">},{</text:span><text:span text:style-name="style4">0</text:span><text:span text:style-name="style10">,</text:span><text:span text:style-name="style4">4</text:span><text:span text:style-name="style10">,</text:span><text:span text:style-name="style6">" Y %4.2lf"</text:span><text:span text:style-name="style10">,&amp;</text:span><text:span text:style-name="style11">muF</text:span><text:span text:style-name="style10">.</text:span><text:span text:style-name="style11">y </text:span><text:span text:style-name="style10">}</text:span></text:h>
      <text:h text:style-name="Default"><text:s text:c="1"/>38<text:s text:c="2"/><text:s text:c="48"/><text:span text:style-name="style10">,{</text:span><text:span text:style-name="style4">0</text:span><text:span text:style-name="style10">,</text:span><text:span text:style-name="style4">4</text:span><text:span text:style-name="style10">,</text:span><text:span text:style-name="style6">" Z %4.2lf"</text:span><text:span text:style-name="style10">,&amp;</text:span><text:span text:style-name="style11">muF</text:span><text:span text:style-name="style10">.</text:span><text:span text:style-name="style11">z </text:span><text:span text:style-name="style10">}</text:span></text:h>
      <text:h text:style-name="Default"><text:s text:c="1"/>39<text:s text:c="2"/><text:s text:c="8"/><text:span text:style-name="style10">, { </text:span><text:span text:style-name="style4">1</text:span><text:span text:style-name="style10">,</text:span><text:span text:style-name="style4">4</text:span><text:span text:style-name="style10">,</text:span><text:span text:style-name="style6">" Борт %4.2lf"</text:span><text:span text:style-name="style10">,&amp;</text:span><text:span text:style-name="style11">muM</text:span><text:span text:style-name="style10">.</text:span><text:span text:style-name="style11">x </text:span><text:span text:style-name="style10">}, { </text:span><text:span text:style-name="style4">0</text:span><text:span text:style-name="style10">,</text:span><text:span text:style-name="style4">4</text:span><text:span text:style-name="style10">,</text:span><text:span text:style-name="style6">" Киль %4.2lf"</text:span><text:span text:style-name="style10">,<text:s text:c="4"/>&amp;</text:span><text:span text:style-name="style11">muM</text:span><text:span text:style-name="style10">.</text:span><text:span text:style-name="style11">y </text:span><text:span text:style-name="style10">}</text:span></text:h>
      <text:h text:style-name="Default"><text:s text:c="1"/>40<text:s text:c="2"/><text:s text:c="39"/><text:span text:style-name="style10">, { </text:span><text:span text:style-name="style4">0</text:span><text:span text:style-name="style10">,</text:span><text:span text:style-name="style4">4</text:span><text:span text:style-name="style10">,</text:span><text:span text:style-name="style6">" Рыскание %4.2lf"</text:span><text:span text:style-name="style10">,&amp;</text:span><text:span text:style-name="style11">muM</text:span><text:span text:style-name="style10">.</text:span><text:span text:style-name="style11">z </text:span><text:span text:style-name="style10">}</text:span></text:h>
      <text:h text:style-name="Default"><text:s text:c="1"/>41<text:s text:c="2"/><text:s text:c="8"/><text:span text:style-name="style10">, { </text:span><text:span text:style-name="style4">1</text:span><text:span text:style-name="style10">,</text:span><text:span text:style-name="style4">4</text:span><text:span text:style-name="style10">,</text:span><text:span text:style-name="style6">"Практическая осадка:<text:s text:c="4"/>%5.2lf"</text:span><text:span text:style-name="style10">,&amp;</text:span><text:span text:style-name="style11">D </text:span><text:span text:style-name="style10">},<text:s text:c="4"/>{ </text:span><text:span text:style-name="style4">0</text:span><text:span text:style-name="style10">,</text:span><text:span text:style-name="style4">0</text:span><text:span text:style-name="style10">,</text:span><text:span text:style-name="style6">" м" </text:span><text:span text:style-name="style10">}</text:span></text:h>
      <text:h text:style-name="Default"><text:s text:c="1"/>42<text:s text:c="2"/><text:s text:c="8"/><text:span text:style-name="style10">, { </text:span><text:span text:style-name="style4">1</text:span><text:span text:style-name="style10">,</text:span><text:span text:style-name="style4">5</text:span><text:span text:style-name="style10">,</text:span><text:span text:style-name="style6">"Кинематические графики<text:s text:c="2"/>%5.2lf"</text:span><text:span text:style-name="style10">,&amp;</text:span><text:span text:style-name="style11">sTime </text:span><text:span text:style-name="style10">},{ </text:span><text:span text:style-name="style4">0</text:span><text:span text:style-name="style10">,</text:span><text:span text:style-name="style4">0</text:span><text:span text:style-name="style10">,</text:span><text:span text:style-name="style6">" мин" </text:span><text:span text:style-name="style10">}</text:span></text:h>
      <text:h text:style-name="Default"><text:s text:c="1"/>43<text:s text:c="2"/><text:s text:c="8"/><text:span text:style-name="style10">};</text:span></text:h>
      <text:h text:style-name="Default"><text:s text:c="1"/>44<text:s text:c="2"/><text:s text:c="2"/><text:span text:style-name="style11">TextMenu T</text:span><text:span text:style-name="style10">( </text:span><text:span text:style-name="style11">Mlist</text:span><text:span text:style-name="style10">(</text:span><text:span text:style-name="style11">Menu</text:span><text:span text:style-name="style10">),</text:span><text:span text:style-name="style5">this</text:span><text:span text:style-name="style10">,</text:span><text:span text:style-name="style4">1</text:span><text:span text:style-name="style10">,</text:span><text:span text:style-name="style4">1 </text:span><text:span text:style-name="style10">); </text:span><text:span text:style-name="style5">int </text:span><text:span text:style-name="style11">ans</text:span><text:span text:style-name="style10">=-</text:span><text:span text:style-name="style4">1</text:span><text:span text:style-name="style10">; </text:span><text:span text:style-name="style5">Real </text:span><text:span text:style-name="style11">h</text:span><text:span text:style-name="style10">=</text:span><text:span text:style-name="style11">hX</text:span><text:span text:style-name="style10">;</text:span></text:h>
      <text:h text:style-name="Default"><text:s text:c="1"/>45<text:s text:c="2"/><text:s text:c="2"/><text:span text:style-name="style5">Vector </text:span><text:span text:style-name="style11">DF</text:span><text:span text:style-name="style10">=</text:span><text:span text:style-name="style11">muF</text:span><text:span text:style-name="style10">,</text:span><text:span text:style-name="style11">DM</text:span><text:span text:style-name="style10">=</text:span><text:span text:style-name="style11">muM</text:span><text:span text:style-name="style10">;</text:span></text:h>
      <text:h text:style-name="Default"><text:s text:c="1"/>46<text:s text:c="2"/><text:s text:c="2"/><text:span text:style-name="style5">do</text:span></text:h>
      <text:h text:style-name="Default"><text:s text:c="1"/>47<text:s text:c="2"/><text:s text:c="2"/><text:span text:style-name="style10">{ </text:span><text:span text:style-name="style11">Menu</text:span><text:span text:style-name="style10">[</text:span><text:span text:style-name="style4">1</text:span><text:span text:style-name="style10">].</text:span><text:span text:style-name="style11">Msg</text:span><text:span text:style-name="style10">=(</text:span><text:span text:style-name="style5">char</text:span><text:span text:style-name="style10">*)</text:span><text:span text:style-name="style11">HView</text:span><text:span text:style-name="style10">[</text:span><text:span text:style-name="style11">DrawMode</text:span><text:span text:style-name="style10">&amp;</text:span><text:span text:style-name="style4">3</text:span><text:span text:style-name="style10">]; </text:span><text:span text:style-name="style2">// выбор метода прорисовки корпуса</text:span></text:h>
      <text:h text:style-name="Default"><text:s text:c="1"/>48<text:s text:c="2"/><text:s text:c="4"/><text:span text:style-name="style11">Menu</text:span><text:span text:style-name="style10">[</text:span><text:span text:style-name="style4">2</text:span><text:span text:style-name="style10">].</text:span><text:span text:style-name="style11">Msg</text:span><text:span text:style-name="style10">=</text:span><text:span text:style-name="style11">DrawMode</text:span><text:span text:style-name="style10">&amp;</text:span><text:span text:style-name="style4">4 </text:span><text:span text:style-name="style10">? </text:span><text:span text:style-name="style6">"Контуры рёбер триангуляционного покрытия"</text:span></text:h>
      <text:h text:style-name="Default"><text:s text:c="1"/>49<text:s text:c="2"/><text:s text:c="27"/><text:span text:style-name="style10">: </text:span><text:span text:style-name="style6">"Закрашиваемая поверхность корабельной обшивки"</text:span><text:span text:style-name="style10">;</text:span></text:h>
      <text:h text:style-name="Default"><text:s text:c="1"/>50<text:s text:c="2"/><text:s text:c="4"/><text:span text:style-name="style11">Menu</text:span><text:span text:style-name="style10">[</text:span><text:span text:style-name="style4">3</text:span><text:span text:style-name="style10">].</text:span><text:span text:style-name="style11">Msg</text:span><text:span text:style-name="style10">=</text:span><text:span text:style-name="style11">Model</text:span><text:span text:style-name="style10">[</text:span><text:span text:style-name="style11">Statum</text:span><text:span text:style-name="style10">];</text:span></text:h>
      <text:h text:style-name="Default"><text:s text:c="1"/>51<text:s text:c="2"/><text:s text:c="4"/><text:span text:style-name="style5">if</text:span><text:span text:style-name="style10">( (</text:span><text:span text:style-name="style11">ans</text:span><text:span text:style-name="style10">=</text:span><text:span text:style-name="style11">T</text:span><text:span text:style-name="style10">.</text:span><text:span text:style-name="style11">Answer</text:span><text:span text:style-name="style10">( </text:span><text:span text:style-name="style11">ans </text:span><text:span text:style-name="style10">))==</text:span><text:span text:style-name="style4">2 </text:span><text:span text:style-name="style10">)</text:span><text:span text:style-name="style11">DrawMode</text:span><text:span text:style-name="style10">^=</text:span><text:span text:style-name="style4">4</text:span><text:span text:style-name="style10">; </text:span><text:span text:style-name="style5">else</text:span></text:h>
      <text:h text:style-name="Default"><text:s text:c="1"/>52<text:s text:c="2"/><text:s text:c="4"/><text:span text:style-name="style5">if</text:span><text:span text:style-name="style10">( </text:span><text:span text:style-name="style11">ans</text:span><text:span text:style-name="style10">==</text:span><text:span text:style-name="style4">1 </text:span><text:span text:style-name="style10">)</text:span><text:span text:style-name="style11">DrawMode</text:span><text:span text:style-name="style10">=(</text:span><text:span text:style-name="style11">DrawMode</text:span><text:span text:style-name="style10">&amp;~</text:span><text:span text:style-name="style4">3</text:span><text:span text:style-name="style10">)|((</text:span><text:span text:style-name="style11">DrawMode</text:span><text:span text:style-name="style10">-</text:span><text:span text:style-name="style4">1</text:span><text:span text:style-name="style10">)&amp;</text:span><text:span text:style-name="style4">3</text:span><text:span text:style-name="style10">); </text:span><text:span text:style-name="style5">else</text:span></text:h>
      <text:h text:style-name="Default"><text:s text:c="1"/>53<text:s text:c="2"/><text:s text:c="4"/><text:span text:style-name="style5">if</text:span><text:span text:style-name="style10">( </text:span><text:span text:style-name="style11">ans</text:span><text:span text:style-name="style10">==</text:span><text:span text:style-name="style4">3 </text:span><text:span text:style-name="style10">)</text:span><text:span text:style-name="style11">Model_Config</text:span><text:span text:style-name="style10">( </text:span><text:span text:style-name="style5">this </text:span><text:span text:style-name="style10">);</text:span></text:h>
      <text:h text:style-name="Default"><text:s text:c="1"/>54<text:s text:c="2"/><text:s text:c="4"/><text:span text:style-name="style5">if</text:span><text:span text:style-name="style10">( </text:span><text:span text:style-name="style11">h</text:span><text:span text:style-name="style10">!=</text:span><text:span text:style-name="style11">hX </text:span><text:span text:style-name="style10">)</text:span><text:span text:style-name="style2">// сдвиг центра масс и пересчет тензора инерции под новую высоту</text:span></text:h>
      <text:h text:style-name="Default"><text:s text:c="1"/>55<text:s text:c="2"/><text:s text:c="4"/><text:span text:style-name="style10">{ </text:span><text:span text:style-name="style5">Vector </text:span><text:span text:style-name="style11">G</text:span><text:span text:style-name="style10">=</text:span><text:span text:style-name="style11">Gravity</text:span><text:span text:style-name="style10">; </text:span><text:span text:style-name="style11">Gravity</text:span><text:span text:style-name="style10">.</text:span><text:span text:style-name="style11">z</text:span><text:span text:style-name="style10">+=</text:span><text:span text:style-name="style11">h</text:span><text:span text:style-name="style10">-</text:span><text:span text:style-name="style11">hX</text:span><text:span text:style-name="style10">; </text:span><text:span text:style-name="style11">h</text:span><text:span text:style-name="style10">=</text:span><text:span text:style-name="style11">hX</text:span><text:span text:style-name="style10">; </text:span><text:span text:style-name="style11">inMass</text:span><text:span text:style-name="style10">=</text:span><text:span text:style-name="style11">Steiner</text:span><text:span text:style-name="style10">(</text:span><text:span text:style-name="style11">inMass</text:span><text:span text:style-name="style10">,</text:span><text:span text:style-name="style11">G</text:span><text:span text:style-name="style10">,</text:span><text:span text:style-name="style11">Gravity</text:span><text:span text:style-name="style10">);</text:span></text:h>
      <text:h text:style-name="Default"><text:s text:c="1"/>56<text:s text:c="2"/><text:s text:c="6"/><text:span text:style-name="style11">logMeta</text:span><text:span text:style-name="style10">();<text:s text:c="22"/></text:span><text:span text:style-name="style15">//! проверить !</text:span></text:h>
      <text:h text:style-name="Default"><text:s text:c="1"/>57<text:s text:c="2"/><text:s text:c="4"/><text:span text:style-name="style10">}</text:span></text:h>
      <text:h text:style-name="Default"><text:s text:c="1"/>58<text:s text:c="2"/><text:s text:c="4"/><text:span text:style-name="style5">if</text:span><text:span text:style-name="style10">( </text:span><text:span text:style-name="style11">D</text:span><text:span text:style-name="style10">!=</text:span><text:span text:style-name="style11">Draught </text:span><text:span text:style-name="style10">)<text:s text:c="18"/></text:span><text:span text:style-name="style2">// предварительная очистка волнового поля</text:span></text:h>
      <text:h text:style-name="Default"><text:s text:c="1"/>59<text:s text:c="2"/><text:s text:c="4"/><text:span text:style-name="style10">{ </text:span><text:span text:style-name="style5">if</text:span><text:span text:style-name="style10">( !</text:span><text:span text:style-name="style11">Read</text:span><text:span text:style-name="style10">( </text:span><text:span text:style-name="style11">FileName</text:span><text:span text:style-name="style10">,</text:span><text:span text:style-name="style11">D </text:span><text:span text:style-name="style10">) )<text:s text:c="7"/></text:span><text:span text:style-name="style2">// главные оси и геометрические параметры</text:span></text:h>
      <text:h text:style-name="Default"><text:s text:c="1"/>60<text:s text:c="2"/><text:s text:c="11"/><text:span text:style-name="style11">Break</text:span><text:span text:style-name="style10">( </text:span><text:span text:style-name="style6">"Ошибка повторного чтения корпуса %s"</text:span><text:span text:style-name="style10">,</text:span><text:span text:style-name="style11">FileName </text:span><text:span text:style-name="style10">);</text:span></text:h>
      <text:h text:style-name="Default"><text:s text:c="1"/>61<text:s text:c="2"/><text:s text:c="4"/><text:span text:style-name="style2">//int sKt=Storm-&gt;Kt;</text:span></text:h>
      <text:h text:style-name="Default"><text:s text:c="1"/>62<text:s text:c="2"/><text:s text:c="6"/><text:span text:style-name="style11">Storm</text:span><text:span text:style-name="style10">-&gt;</text:span><text:span text:style-name="style11">Original</text:span><text:span text:style-name="style10">( </text:span><text:span text:style-name="style5">false </text:span><text:span text:style-name="style10">).</text:span><text:span text:style-name="style11">Kt</text:span><text:span text:style-name="style10">=</text:span><text:span text:style-name="style4">0</text:span><text:span text:style-name="style10">;</text:span></text:h>
      <text:h text:style-name="Default"><text:s text:c="1"/>63<text:s text:c="2"/><text:s text:c="6"/><text:span text:style-name="style11">Initial</text:span><text:span text:style-name="style10">().</text:span><text:span text:style-name="style11">Floating</text:span><text:span text:style-name="style10">(); </text:span><text:span text:style-name="style2">//Storm-&gt;Kt=sKt;</text:span></text:h>
      <text:h text:style-name="Default"><text:s text:c="1"/>64<text:s text:c="2"/><text:s text:c="6"/><text:span text:style-name="style11">wPrint</text:span><text:span text:style-name="style10">( </text:span><text:span text:style-name="style5">true </text:span><text:span text:style-name="style10">);</text:span></text:h>
      <text:h text:style-name="Default"><text:s text:c="1"/>65<text:s text:c="2"/><text:s text:c="4"/><text:span text:style-name="style10">}</text:span></text:h>
      <text:h text:style-name="Default"><text:s text:c="1"/>66<text:s text:c="2"/><text:s text:c="4"/><text:span text:style-name="style5">if</text:span><text:span text:style-name="style10">( </text:span><text:span text:style-name="style11">DM</text:span><text:span text:style-name="style10">!=</text:span><text:span text:style-name="style11">muM </text:span><text:span text:style-name="style10">|| </text:span><text:span text:style-name="style11">DF</text:span><text:span text:style-name="style10">!=</text:span><text:span text:style-name="style11">muF </text:span><text:span text:style-name="style10">){ </text:span><text:span text:style-name="style11">DM</text:span><text:span text:style-name="style10">=</text:span><text:span text:style-name="style11">muM</text:span><text:span text:style-name="style10">; </text:span><text:span text:style-name="style11">DF</text:span><text:span text:style-name="style10">=</text:span><text:span text:style-name="style11">muF</text:span><text:span text:style-name="style10">; </text:span><text:span text:style-name="style11">logDamp</text:span><text:span text:style-name="style10">(); }</text:span></text:h>
      <text:h text:style-name="Default"><text:s text:c="1"/>67<text:s text:c="2"/><text:s text:c="4"/><text:span text:style-name="style11">DampInit</text:span><text:span text:style-name="style10">();<text:s text:c="32"/></text:span><text:span text:style-name="style2">// факторы демпфирования сдвигов</text:span></text:h>
      <text:h text:style-name="Default"><text:s text:c="1"/>68<text:s text:c="2"/><text:s text:c="4"/><text:span text:style-name="style11">sT</text:span><text:span text:style-name="style10">=</text:span><text:span text:style-name="style16">max</text:span><text:span text:style-name="style10">( </text:span><text:span text:style-name="style4">0.5</text:span><text:span text:style-name="style10">,</text:span><text:span text:style-name="style11">sTime </text:span><text:span text:style-name="style10">)*</text:span><text:span text:style-name="style4">60</text:span><text:span text:style-name="style10">; </text:span><text:span text:style-name="style11">sTime</text:span><text:span text:style-name="style10">=</text:span><text:span text:style-name="style11">sT</text:span><text:span text:style-name="style10">/</text:span><text:span text:style-name="style4">60.0</text:span><text:span text:style-name="style10">;<text:s text:c="5"/></text:span><text:span text:style-name="style2">// протяжённость графиков качки</text:span></text:h>
      <text:h text:style-name="Default"><text:s text:c="1"/>69<text:s text:c="2"/><text:s text:c="2"/><text:span text:style-name="style10">} </text:span><text:span text:style-name="style5">while</text:span><text:span text:style-name="style10">( </text:span><text:span text:style-name="style11">ans</text:span><text:span text:style-name="style10">!=</text:span><text:span text:style-name="style11">_Esc </text:span><text:span text:style-name="style10">);</text:span></text:h>
      <text:h text:style-name="Default"><text:s text:c="1"/>70<text:s text:c="2"/><text:s text:c="2"/><text:span text:style-name="style5">return </text:span><text:span text:style-name="style10">*</text:span><text:span text:style-name="style5">this</text:span><text:span text:style-name="style10">;</text:span></text:h>
      <text:h text:style-name="Default"><text:s text:c="1"/>71<text:s text:c="2"/><text:span text:style-name="style10">}</text:span></text:h>
      <text:h text:style-name="Default"><text:s text:c="1"/>72<text:s text:c="2"/><text:span text:style-name="style15">//!<text:s text:c="4"/>Ключи Exp.peak &amp; .wave могут изменяться только здесь</text:span></text:h>
      <text:h text:style-name="Default"><text:s text:c="1"/>73<text:s text:c="2"/><text:span text:style-name="style2">//<text:s text:c="8"/>так как для этого нужен контроль состава структур</text:span></text:h>
      <text:h text:style-name="Default"><text:s text:c="1"/>74<text:s text:c="2"/><text:span text:style-name="style2">//</text:span></text:h>
      <text:h text:style-name="Default"><text:s text:c="1"/>75<text:s text:c="2"/><text:span text:style-name="style11">Field</text:span><text:span text:style-name="style10">&amp; </text:span><text:span text:style-name="style11">Field</text:span><text:span text:style-name="style10">::</text:span><text:span text:style-name="style11">Config</text:span><text:span text:style-name="style10">() </text:span><text:span text:style-name="style2">// Height = 1.134*Lw*Hw/_Pd/2.0;</text:span></text:h>
      <text:h text:style-name="Default"><text:s text:c="1"/>76<text:s text:c="2"/><text:span text:style-name="style10">{ </text:span><text:span text:style-name="style5">static Real </text:span><text:span text:style-name="style11">H1</text:span><text:span text:style-name="style10">,</text:span><text:span text:style-name="style11">h1</text:span><text:span text:style-name="style10">,</text:span><text:span text:style-name="style11">H2</text:span><text:span text:style-name="style10">,</text:span><text:span text:style-name="style11">h2</text:span><text:span text:style-name="style10">,</text:span><text:span text:style-name="style11">H3</text:span><text:span text:style-name="style10">,</text:span><text:span text:style-name="style11">h3</text:span><text:span text:style-name="style10">,</text:span><text:span text:style-name="style11">g1</text:span><text:span text:style-name="style10">,</text:span><text:span text:style-name="style11">g2</text:span><text:span text:style-name="style10">,</text:span><text:span text:style-name="style11">g3</text:span><text:span text:style-name="style10">;</text:span></text:h>
      <text:h text:style-name="Default"><text:s text:c="1"/>77<text:s text:c="2"/><text:s text:c="2"/><text:span text:style-name="style11">Mlist Menu</text:span><text:span text:style-name="style10">[]={ { </text:span><text:span text:style-name="style4">1</text:span><text:span text:style-name="style10">,</text:span><text:span text:style-name="style4">0</text:span><text:span text:style-name="style10">,</text:span><text:span text:style-name="style6">"Вычислительный эксперимент" </text:span><text:span text:style-name="style10">}<text:s text:c="22"/></text:span><text:span text:style-name="style2">// 0</text:span></text:h>
      <text:h text:style-name="Default"><text:s text:c="1"/>78<text:s text:c="2"/><text:s text:c="2"/><text:span text:style-name="style10">, { </text:span><text:span text:style-name="style4">2</text:span><text:span text:style-name="style10">,</text:span><text:span text:style-name="style4">35 </text:span><text:span text:style-name="style10">}<text:s text:c="2"/></text:span><text:span text:style-name="style2">// маска режимов ведения вычислительного эксперимента<text:s text:c="11"/>1</text:span></text:h>
      <text:h text:style-name="Default"><text:s text:c="1"/>79<text:s text:c="2"/><text:s text:c="2"/><text:span text:style-name="style10">, { </text:span><text:span text:style-name="style4">1</text:span><text:span text:style-name="style10">,</text:span><text:span text:style-name="style4">34 </text:span><text:span text:style-name="style10">}<text:s text:c="2"/></text:span><text:span text:style-name="style2">// трохоидальные волны или колебания уровня в полных потоках<text:s text:c="4"/>2</text:span></text:h>
      <text:h text:style-name="Default"><text:s text:c="1"/>80<text:s text:c="2"/><text:s text:c="2"/><text:span text:style-name="style10">, { </text:span><text:span text:style-name="style4">1</text:span><text:span text:style-name="style10">,</text:span><text:span text:style-name="style4">34 </text:span><text:span text:style-name="style10">}<text:s text:c="2"/></text:span><text:span text:style-name="style2">// закраска или контуры триангуляционного покрытия<text:s text:c="14"/>3</text:span></text:h>
      <text:h text:style-name="Default"><text:s text:c="1"/>81<text:s text:c="2"/><text:s text:c="2"/><text:span text:style-name="style10">, { </text:span><text:span text:style-name="style4">1</text:span><text:span text:style-name="style10">,</text:span><text:span text:style-name="style4">34 </text:span><text:span text:style-name="style10">}<text:s text:c="2"/></text:span><text:span text:style-name="style2">// освещенные бело-голубые склоны / выделение уровня<text:s text:c="12"/>4</text:span></text:h>
      <text:h text:style-name="Default"><text:s text:c="1"/>82<text:s text:c="2"/><text:s text:c="2"/><text:span text:style-name="style10">, { </text:span><text:span text:style-name="style4">1</text:span><text:span text:style-name="style10">,</text:span><text:span text:style-name="style4">0</text:span><text:span text:style-name="style10">,</text:span><text:span text:style-name="style6">"Цуги:<text:s text:c="3"/>длина<text:s text:c="2"/>высота<text:s text:c="4"/>направление" </text:span><text:span text:style-name="style10">}<text:s text:c="24"/></text:span><text:span text:style-name="style2">//<text:s text:c="2"/>5</text:span></text:h>
      <text:h text:style-name="Default"><text:s text:c="1"/>83<text:s text:c="2"/><text:s text:c="2"/><text:span text:style-name="style10">, { </text:span><text:span text:style-name="style4">1</text:span><text:span text:style-name="style10">,</text:span><text:span text:style-name="style4">4</text:span><text:span text:style-name="style10">,</text:span><text:span text:style-name="style6">" Ветер:%4.0lf"</text:span><text:span text:style-name="style10">,&amp;(</text:span><text:span text:style-name="style11">Wind</text:span><text:span text:style-name="style10">.</text:span><text:span text:style-name="style11">Length</text:span><text:span text:style-name="style10">) },{</text:span><text:span text:style-name="style4">0</text:span><text:span text:style-name="style10">,</text:span><text:span text:style-name="style4">4</text:span><text:span text:style-name="style10">,</text:span><text:span text:style-name="style6">" м<text:s text:c="2"/>%4.2lf"</text:span><text:span text:style-name="style10">,&amp;</text:span><text:span text:style-name="style11">h1 </text:span><text:span text:style-name="style10">}<text:s text:c="7"/></text:span><text:span text:style-name="style2">// 6,7</text:span></text:h>
      <text:h text:style-name="Default"><text:s text:c="1"/>84<text:s text:c="2"/><text:s text:c="2"/><text:span text:style-name="style10">, { </text:span><text:span text:style-name="style4">0</text:span><text:span text:style-name="style10">,</text:span><text:span text:style-name="style4">4</text:span><text:span text:style-name="style10">,</text:span><text:span text:style-name="style6">"\\%-4.1lf"</text:span><text:span text:style-name="style10">,&amp;(</text:span><text:span text:style-name="style11">Wind</text:span><text:span text:style-name="style10">.</text:span><text:span text:style-name="style11">Height</text:span><text:span text:style-name="style10">) },{</text:span><text:span text:style-name="style4">0</text:span><text:span text:style-name="style10">,</text:span><text:span text:style-name="style4">4</text:span><text:span text:style-name="style10">,</text:span><text:span text:style-name="style6">"м<text:s text:c="2"/>%4.0lf"</text:span><text:span text:style-name="style10">,&amp;</text:span><text:span text:style-name="style11">g1 </text:span><text:span text:style-name="style10">},{ </text:span><text:span text:style-name="style4">0</text:span><text:span text:style-name="style10">,</text:span><text:span text:style-name="style4">0</text:span><text:span text:style-name="style10">,</text:span><text:span text:style-name="style6">" град°" </text:span><text:span text:style-name="style10">}</text:span></text:h>
      <text:h text:style-name="Default"><text:s text:c="1"/>85<text:s text:c="2"/><text:s text:c="2"/><text:span text:style-name="style10">, { </text:span><text:span text:style-name="style4">1</text:span><text:span text:style-name="style10">,</text:span><text:span text:style-name="style4">4</text:span><text:span text:style-name="style10">,</text:span><text:span text:style-name="style6">" Зыбь: %4.0lf"</text:span><text:span text:style-name="style10">,&amp;(</text:span><text:span text:style-name="style11">Swell</text:span><text:span text:style-name="style10">.</text:span><text:span text:style-name="style11">Length</text:span><text:span text:style-name="style10">) },{</text:span><text:span text:style-name="style4">0</text:span><text:span text:style-name="style10">,</text:span><text:span text:style-name="style4">4</text:span><text:span text:style-name="style10">,</text:span><text:span text:style-name="style6">" м<text:s text:c="2"/>%4.2lf"</text:span><text:span text:style-name="style10">,&amp;</text:span><text:span text:style-name="style11">h2 </text:span><text:span text:style-name="style10">}<text:s text:c="4"/></text:span><text:span text:style-name="style2">// 11,12</text:span></text:h>
      <text:h text:style-name="Default"><text:s text:c="1"/>86<text:s text:c="2"/><text:s text:c="2"/><text:span text:style-name="style10">, { </text:span><text:span text:style-name="style4">0</text:span><text:span text:style-name="style10">,</text:span><text:span text:style-name="style4">4</text:span><text:span text:style-name="style10">,</text:span><text:span text:style-name="style6">"\\%-4.1lf"</text:span><text:span text:style-name="style10">,&amp;(</text:span><text:span text:style-name="style11">Swell</text:span><text:span text:style-name="style10">.</text:span><text:span text:style-name="style11">Height</text:span><text:span text:style-name="style10">) },{</text:span><text:span text:style-name="style4">0</text:span><text:span text:style-name="style10">,</text:span><text:span text:style-name="style4">4</text:span><text:span text:style-name="style10">,</text:span><text:span text:style-name="style6">"м<text:s text:c="2"/>%4.0lf"</text:span><text:span text:style-name="style10">,&amp;</text:span><text:span text:style-name="style11">g2 </text:span><text:span text:style-name="style10">},{ </text:span><text:span text:style-name="style4">0</text:span><text:span text:style-name="style10">,</text:span><text:span text:style-name="style4">0</text:span><text:span text:style-name="style10">,</text:span><text:span text:style-name="style6">" град°" </text:span><text:span text:style-name="style10">}</text:span></text:h>
      <text:h text:style-name="Default"><text:s text:c="1"/>87<text:s text:c="2"/><text:s text:c="2"/><text:span text:style-name="style10">, { </text:span><text:span text:style-name="style4">1</text:span><text:span text:style-name="style10">,</text:span><text:span text:style-name="style4">4</text:span><text:span text:style-name="style10">,</text:span><text:span text:style-name="style6">" Вал:<text:s text:c="2"/>%4.0lf"</text:span><text:span text:style-name="style10">,&amp;(</text:span><text:span text:style-name="style11">Surge</text:span><text:span text:style-name="style10">.</text:span><text:span text:style-name="style11">Length</text:span><text:span text:style-name="style10">)},{</text:span><text:span text:style-name="style4">0</text:span><text:span text:style-name="style10">,</text:span><text:span text:style-name="style4">4</text:span><text:span text:style-name="style10">,</text:span><text:span text:style-name="style6">" м<text:s text:c="2"/>%4.2lf"</text:span><text:span text:style-name="style10">,&amp;</text:span><text:span text:style-name="style11">h3</text:span><text:span text:style-name="style10">}<text:s text:c="6"/></text:span><text:span text:style-name="style2">// 16,17</text:span></text:h>
      <text:h text:style-name="Default"><text:s text:c="1"/>88<text:s text:c="2"/><text:s text:c="2"/><text:span text:style-name="style10">, { </text:span><text:span text:style-name="style4">0</text:span><text:span text:style-name="style10">,</text:span><text:span text:style-name="style4">4</text:span><text:span text:style-name="style10">,</text:span><text:span text:style-name="style6">"\\%-4.1lf"</text:span><text:span text:style-name="style10">,&amp;(</text:span><text:span text:style-name="style11">Surge</text:span><text:span text:style-name="style10">.</text:span><text:span text:style-name="style11">Height</text:span><text:span text:style-name="style10">) },{</text:span><text:span text:style-name="style4">0</text:span><text:span text:style-name="style10">,</text:span><text:span text:style-name="style4">4</text:span><text:span text:style-name="style10">,</text:span><text:span text:style-name="style6">"м<text:s text:c="2"/>%4.0lf"</text:span><text:span text:style-name="style10">,&amp;</text:span><text:span text:style-name="style11">g3 </text:span><text:span text:style-name="style10">},{ </text:span><text:span text:style-name="style4">0</text:span><text:span text:style-name="style10">,</text:span><text:span text:style-name="style4">0</text:span><text:span text:style-name="style10">,</text:span><text:span text:style-name="style6">" град°" </text:span><text:span text:style-name="style10">}</text:span></text:h>
      <text:h text:style-name="Default"><text:s text:c="1"/>89<text:s text:c="2"/><text:s text:c="2"/><text:span text:style-name="style10">, { </text:span><text:span text:style-name="style4">1</text:span><text:span text:style-name="style10">,</text:span><text:span text:style-name="style4">8</text:span><text:span text:style-name="style10">,</text:span><text:span text:style-name="style6">"Расстояние от корабля: %5.0lf"</text:span><text:span text:style-name="style10">,&amp;</text:span><text:span text:style-name="style11">Distance </text:span><text:span text:style-name="style10">},{</text:span><text:span text:style-name="style4">0</text:span><text:span text:style-name="style10">,</text:span><text:span text:style-name="style4">0</text:span><text:span text:style-name="style10">,</text:span><text:span text:style-name="style6">" м"</text:span><text:span text:style-name="style10">}<text:s text:c="7"/></text:span><text:span text:style-name="style2">// 21,22</text:span></text:h>
      <text:h text:style-name="Default"><text:s text:c="1"/>90<text:s text:c="2"/><text:s text:c="2"/><text:span text:style-name="style10">};</text:span></text:h>
      <text:h text:style-name="Default"><text:s text:c="1"/>91<text:s text:c="2"/><text:s text:c="2"/><text:span text:style-name="style11">TextMenu T</text:span><text:span text:style-name="style10">( </text:span><text:span text:style-name="style11">Mlist</text:span><text:span text:style-name="style10">(</text:span><text:span text:style-name="style11">Menu</text:span><text:span text:style-name="style10">),</text:span><text:span text:style-name="style5">this</text:span><text:span text:style-name="style10">,-</text:span><text:span text:style-name="style4">2</text:span><text:span text:style-name="style10">,-</text:span><text:span text:style-name="style4">1 </text:span><text:span text:style-name="style10">); </text:span><text:span text:style-name="style5">int </text:span><text:span text:style-name="style11">ans</text:span><text:span text:style-name="style10">=-</text:span><text:span text:style-name="style4">1</text:span><text:span text:style-name="style10">;</text:span></text:h>
      <text:h text:style-name="Default"><text:s text:c="1"/>92<text:s text:c="2"/><text:s text:c="2"/><text:span text:style-name="style5">do</text:span></text:h>
      <text:h text:style-name="Default"><text:s text:c="1"/>93<text:s text:c="2"/><text:s text:c="2"/><text:span text:style-name="style10">{ </text:span><text:span text:style-name="style5">switch</text:span><text:span text:style-name="style10">( </text:span><text:span text:style-name="style11">Exp</text:span><text:span text:style-name="style10">.</text:span><text:span text:style-name="style11">wave </text:span><text:span text:style-name="style10">)</text:span></text:h>
      <text:h text:style-name="Default"><text:s text:c="1"/>94<text:s text:c="2"/><text:s text:c="4"/><text:span text:style-name="style10">{ </text:span><text:span text:style-name="style5">case </text:span><text:span text:style-name="style4">0</text:span><text:span text:style-name="style10">: </text:span><text:span text:style-name="style11">Menu</text:span><text:span text:style-name="style10">[</text:span><text:span text:style-name="style4">1</text:span><text:span text:style-name="style10">].</text:span><text:span text:style-name="style11">Msg</text:span><text:span text:style-name="style10">=</text:span><text:span text:style-name="style6">"Чистое штилевое и безветренное море "</text:span><text:span text:style-name="style10">; </text:span><text:span text:style-name="style5">break</text:span><text:span text:style-name="style10">;</text:span></text:h>
      <text:h text:style-name="Default"><text:s text:c="1"/>95<text:s text:c="2"/><text:s text:c="6"/><text:span text:style-name="style5">case </text:span><text:span text:style-name="style4">1</text:span><text:span text:style-name="style10">: </text:span><text:span text:style-name="style11">Menu</text:span><text:span text:style-name="style10">[</text:span><text:span text:style-name="style4">1</text:span><text:span text:style-name="style10">].</text:span><text:span text:style-name="style11">Msg</text:span><text:span text:style-name="style10">=</text:span><text:span text:style-name="style6">"Математическая модель штормовых волн"</text:span><text:span text:style-name="style10">; </text:span><text:span text:style-name="style5">break</text:span><text:span text:style-name="style10">;</text:span></text:h>
      <text:h text:style-name="Default"><text:s text:c="1"/>96<text:s text:c="2"/><text:s text:c="6"/><text:span text:style-name="style5">case </text:span><text:span text:style-name="style4">2</text:span><text:span text:style-name="style10">: </text:span><text:span text:style-name="style11">Menu</text:span><text:span text:style-name="style10">[</text:span><text:span text:style-name="style4">1</text:span><text:span text:style-name="style10">].</text:span><text:span text:style-name="style11">Msg</text:span><text:span text:style-name="style10">=</text:span><text:span text:style-name="style6">"Трохоидальный вычислительный процесс"</text:span><text:span text:style-name="style10">; </text:span><text:span text:style-name="style1">/* break;</text:span></text:h>
      <text:h text:style-name="Default"><text:s text:c="1"/>97<text:s text:c="2"/><text:s text:c="6"/><text:span text:style-name="style1">case 3: Menu[1].Msg="Континуально-корпускулярные решения "; */ </text:span><text:span text:style-name="style10">}</text:span></text:h>
      <text:h text:style-name="Default"><text:s text:c="1"/>98<text:s text:c="2"/><text:s text:c="4"/><text:span text:style-name="style5">switch</text:span><text:span text:style-name="style10">( </text:span><text:span text:style-name="style11">Exp</text:span><text:span text:style-name="style10">.</text:span><text:span text:style-name="style11">peak </text:span><text:span text:style-name="style10">)</text:span></text:h>
      <text:h text:style-name="Default"><text:s text:c="1"/>99<text:s text:c="2"/><text:s text:c="4"/><text:span text:style-name="style10">{ </text:span><text:span text:style-name="style5">case </text:span><text:span text:style-name="style4">0</text:span><text:span text:style-name="style10">: </text:span><text:span text:style-name="style11">Menu</text:span><text:span text:style-name="style10">[</text:span><text:span text:style-name="style4">2</text:span><text:span text:style-name="style10">].</text:span><text:span text:style-name="style11">Msg</text:span><text:span text:style-name="style10">=</text:span><text:span text:style-name="style6">"Поверхностные волны в полных потоках"</text:span><text:span text:style-name="style10">; </text:span><text:span text:style-name="style5">break</text:span><text:span text:style-name="style10">;</text:span></text:h>
      <text:h text:style-name="Default">100<text:s text:c="2"/><text:s text:c="6"/><text:span text:style-name="style5">case </text:span><text:span text:style-name="style4">1</text:span><text:span text:style-name="style10">: </text:span><text:span text:style-name="style11">Menu</text:span><text:span text:style-name="style10">[</text:span><text:span text:style-name="style4">2</text:span><text:span text:style-name="style10">].</text:span><text:span text:style-name="style11">Msg</text:span><text:span text:style-name="style10">=</text:span><text:span text:style-name="style6">"Высокие волны с дрейфовыми течениями"</text:span><text:span text:style-name="style10">; }</text:span></text:h>
      <text:h text:style-name="Default">101<text:s text:c="2"/><text:s text:c="4"/><text:span text:style-name="style5">switch</text:span><text:span text:style-name="style10">( </text:span><text:span text:style-name="style11">Exp</text:span><text:span text:style-name="style10">.</text:span><text:span text:style-name="style11">draw </text:span><text:span text:style-name="style10">)</text:span></text:h>
      <text:h text:style-name="Default">102<text:s text:c="2"/><text:s text:c="4"/><text:span text:style-name="style10">{ </text:span><text:span text:style-name="style5">case </text:span><text:span text:style-name="style4">0</text:span><text:span text:style-name="style10">: </text:span><text:span text:style-name="style11">Menu</text:span><text:span text:style-name="style10">[</text:span><text:span text:style-name="style4">3</text:span><text:span text:style-name="style10">].</text:span><text:span text:style-name="style11">Msg</text:span><text:span text:style-name="style10">=</text:span><text:span text:style-name="style6">"Раскраска сине-зелёно-пенных склонов"</text:span><text:span text:style-name="style10">; </text:span><text:span text:style-name="style5">break</text:span><text:span text:style-name="style10">;</text:span></text:h>
      <text:h text:style-name="Default">103<text:s text:c="2"/><text:s text:c="6"/><text:span text:style-name="style5">case </text:span><text:span text:style-name="style4">1</text:span><text:span text:style-name="style10">: </text:span><text:span text:style-name="style11">Menu</text:span><text:span text:style-name="style10">[</text:span><text:span text:style-name="style4">3</text:span><text:span text:style-name="style10">].</text:span><text:span text:style-name="style11">Msg</text:span><text:span text:style-name="style10">=</text:span><text:span text:style-name="style6">"Сеточное покрытие в цветовой палитре"</text:span><text:span text:style-name="style10">; </text:span><text:span text:style-name="style5">break</text:span><text:span text:style-name="style10">;</text:span></text:h>
      <text:h text:style-name="Default">104<text:s text:c="2"/><text:s text:c="6"/><text:span text:style-name="style5">case </text:span><text:span text:style-name="style4">2</text:span><text:span text:style-name="style10">: </text:span><text:span text:style-name="style11">Menu</text:span><text:span text:style-name="style10">[</text:span><text:span text:style-name="style4">3</text:span><text:span text:style-name="style10">].</text:span><text:span text:style-name="style11">Msg</text:span><text:span text:style-name="style10">=</text:span><text:span text:style-name="style6">"Разреженная сетка, сто контуров волн"</text:span><text:span text:style-name="style10">; </text:span><text:span text:style-name="style5">break</text:span><text:span text:style-name="style10">;</text:span></text:h>
      <text:h text:style-name="Default">105<text:s text:c="2"/><text:s text:c="6"/><text:span text:style-name="style5">case </text:span><text:span text:style-name="style4">3</text:span><text:span text:style-name="style10">: </text:span><text:span text:style-name="style11">Menu</text:span><text:span text:style-name="style10">[</text:span><text:span text:style-name="style4">3</text:span><text:span text:style-name="style10">].</text:span><text:span text:style-name="style11">Msg</text:span><text:span text:style-name="style10">=</text:span><text:span text:style-name="style6">"Профили волнения по курсу и траверзу"</text:span><text:span text:style-name="style10">; }</text:span></text:h>
      <text:h text:style-name="Default">106<text:s text:c="2"/><text:s text:c="4"/><text:span text:style-name="style5">switch</text:span><text:span text:style-name="style10">( </text:span><text:span text:style-name="style11">Exp</text:span><text:span text:style-name="style10">.</text:span><text:span text:style-name="style11">view </text:span><text:span text:style-name="style10">)</text:span></text:h>
      <text:h text:style-name="Default">107<text:s text:c="2"/><text:s text:c="4"/><text:span text:style-name="style10">{ </text:span><text:span text:style-name="style5">case </text:span><text:span text:style-name="style4">0</text:span><text:span text:style-name="style10">: </text:span><text:span text:style-name="style11">Menu</text:span><text:span text:style-name="style10">[</text:span><text:span text:style-name="style4">4</text:span><text:span text:style-name="style10">].</text:span><text:span text:style-name="style11">Msg</text:span><text:span text:style-name="style10">=</text:span><text:span text:style-name="style6">"Тёмная вода с освещёнными оттенками "</text:span><text:span text:style-name="style10">; </text:span><text:span text:style-name="style5">break</text:span><text:span text:style-name="style10">;</text:span></text:h>
      <text:h text:style-name="Default">108<text:s text:c="2"/><text:s text:c="6"/><text:span text:style-name="style5">case </text:span><text:span text:style-name="style4">1</text:span><text:span text:style-name="style10">: </text:span><text:span text:style-name="style11">Menu</text:span><text:span text:style-name="style10">[</text:span><text:span text:style-name="style4">4</text:span><text:span text:style-name="style10">].</text:span><text:span text:style-name="style11">Msg</text:span><text:span text:style-name="style10">=</text:span><text:span text:style-name="style6">"Светлая вода с выделением ватерлинии"</text:span><text:span text:style-name="style10">; </text:span><text:span text:style-name="style5">break</text:span><text:span text:style-name="style10">;</text:span></text:h>
      <text:h text:style-name="Default">109<text:s text:c="2"/><text:s text:c="6"/><text:span text:style-name="style5">case </text:span><text:span text:style-name="style4">2</text:span><text:span text:style-name="style10">: </text:span><text:span text:style-name="style11">Menu</text:span><text:span text:style-name="style10">[</text:span><text:span text:style-name="style4">4</text:span><text:span text:style-name="style10">].</text:span><text:span text:style-name="style11">Msg</text:span><text:span text:style-name="style10">=</text:span><text:span text:style-name="style6">"Тёмная вода + три слоя исходных волн"</text:span><text:span text:style-name="style10">; </text:span><text:span text:style-name="style5">break</text:span><text:span text:style-name="style10">;</text:span></text:h>
      <text:h text:style-name="Default">110<text:s text:c="2"/><text:s text:c="6"/><text:span text:style-name="style5">case </text:span><text:span text:style-name="style4">3</text:span><text:span text:style-name="style10">: </text:span><text:span text:style-name="style11">Menu</text:span><text:span text:style-name="style10">[</text:span><text:span text:style-name="style4">4</text:span><text:span text:style-name="style10">].</text:span><text:span text:style-name="style11">Msg</text:span><text:span text:style-name="style10">=</text:span><text:span text:style-name="style6">"Светлая вода с послойным разложением"</text:span><text:span text:style-name="style10">;</text:span></text:h>
      <text:h text:style-name="Default">111<text:s text:c="2"/><text:s text:c="4"/><text:span text:style-name="style10">}</text:span></text:h>
      <text:h text:style-name="Default">112<text:s text:c="2"/><text:s text:c="4"/><text:span text:style-name="style11">H1</text:span><text:span text:style-name="style10">=</text:span><text:span text:style-name="style11">h1</text:span><text:span text:style-name="style10">=</text:span><text:span text:style-name="style11">hW</text:span><text:span text:style-name="style10">*</text:span><text:span text:style-name="style11">Wind</text:span><text:span text:style-name="style10">.</text:span><text:span text:style-name="style11">Height</text:span><text:span text:style-name="style10">/</text:span><text:span text:style-name="style11">Wind</text:span><text:span text:style-name="style10">.</text:span><text:span text:style-name="style11">Length</text:span><text:span text:style-name="style10">;<text:s text:c="3"/></text:span><text:span text:style-name="style11">g1</text:span><text:span text:style-name="style10">=(</text:span><text:span text:style-name="style11">_Pi</text:span><text:span text:style-name="style10">-</text:span><text:span text:style-name="style11">atan2</text:span><text:span text:style-name="style10">(</text:span><text:span text:style-name="style11">Wind</text:span><text:span text:style-name="style10">.</text:span><text:span text:style-name="style11">x</text:span><text:span text:style-name="style10">.</text:span><text:span text:style-name="style11">y</text:span><text:span text:style-name="style10">,</text:span><text:span text:style-name="style11">Wind</text:span><text:span text:style-name="style10">.</text:span><text:span text:style-name="style11">x</text:span><text:span text:style-name="style10">.</text:span><text:span text:style-name="style11">x</text:span><text:span text:style-name="style10">))*</text:span><text:span text:style-name="style11">_Rd</text:span><text:span text:style-name="style10">;</text:span></text:h>
      <text:h text:style-name="Default">113<text:s text:c="2"/><text:s text:c="4"/><text:span text:style-name="style11">H2</text:span><text:span text:style-name="style10">=</text:span><text:span text:style-name="style11">h2</text:span><text:span text:style-name="style10">=</text:span><text:span text:style-name="style11">hW</text:span><text:span text:style-name="style10">*</text:span><text:span text:style-name="style11">Swell</text:span><text:span text:style-name="style10">.</text:span><text:span text:style-name="style11">Height</text:span><text:span text:style-name="style10">/</text:span><text:span text:style-name="style11">Swell</text:span><text:span text:style-name="style10">.</text:span><text:span text:style-name="style11">Length</text:span><text:span text:style-name="style10">; </text:span><text:span text:style-name="style11">g2</text:span><text:span text:style-name="style10">=(</text:span><text:span text:style-name="style11">_Pi</text:span><text:span text:style-name="style10">-</text:span><text:span text:style-name="style11">atan2</text:span><text:span text:style-name="style10">(</text:span><text:span text:style-name="style11">Swell</text:span><text:span text:style-name="style10">.</text:span><text:span text:style-name="style11">x</text:span><text:span text:style-name="style10">.</text:span><text:span text:style-name="style11">y</text:span><text:span text:style-name="style10">,</text:span><text:span text:style-name="style11">Swell</text:span><text:span text:style-name="style10">.</text:span><text:span text:style-name="style11">x</text:span><text:span text:style-name="style10">.</text:span><text:span text:style-name="style11">x</text:span><text:span text:style-name="style10">))*</text:span><text:span text:style-name="style11">_Rd</text:span><text:span text:style-name="style10">;</text:span></text:h>
      <text:h text:style-name="Default">114<text:s text:c="2"/><text:s text:c="4"/><text:span text:style-name="style11">H3</text:span><text:span text:style-name="style10">=</text:span><text:span text:style-name="style11">h3</text:span><text:span text:style-name="style10">=</text:span><text:span text:style-name="style11">hW</text:span><text:span text:style-name="style10">*</text:span><text:span text:style-name="style11">Surge</text:span><text:span text:style-name="style10">.</text:span><text:span text:style-name="style11">Height</text:span><text:span text:style-name="style10">/</text:span><text:span text:style-name="style11">Surge</text:span><text:span text:style-name="style10">.</text:span><text:span text:style-name="style11">Length</text:span><text:span text:style-name="style10">; </text:span><text:span text:style-name="style11">g3</text:span><text:span text:style-name="style10">=(</text:span><text:span text:style-name="style11">_Pi</text:span><text:span text:style-name="style10">-</text:span><text:span text:style-name="style11">atan2</text:span><text:span text:style-name="style10">(</text:span><text:span text:style-name="style11">Surge</text:span><text:span text:style-name="style10">.</text:span><text:span text:style-name="style11">x</text:span><text:span text:style-name="style10">.</text:span><text:span text:style-name="style11">y</text:span><text:span text:style-name="style10">,</text:span><text:span text:style-name="style11">Surge</text:span><text:span text:style-name="style10">.</text:span><text:span text:style-name="style11">x</text:span><text:span text:style-name="style10">.</text:span><text:span text:style-name="style11">x</text:span><text:span text:style-name="style10">))*</text:span><text:span text:style-name="style11">_Rd</text:span><text:span text:style-name="style10">;</text:span></text:h>
      <text:h text:style-name="Default">115<text:s text:c="2"/><text:s text:c="4"/><text:span text:style-name="style5">switch</text:span><text:span text:style-name="style10">( </text:span><text:span text:style-name="style11">ans</text:span><text:span text:style-name="style10">=</text:span><text:span text:style-name="style11">T</text:span><text:span text:style-name="style10">.</text:span><text:span text:style-name="style11">Answer</text:span><text:span text:style-name="style10">( </text:span><text:span text:style-name="style11">ans </text:span><text:span text:style-name="style10">) )</text:span></text:h>
      <text:h text:style-name="Default">116<text:s text:c="2"/><text:s text:c="4"/><text:span text:style-name="style10">{ </text:span><text:span text:style-name="style5">case<text:s text:c="2"/></text:span><text:span text:style-name="style4">1</text:span><text:span text:style-name="style10">: </text:span><text:span text:style-name="style11">Exp</text:span><text:span text:style-name="style10">.</text:span><text:span text:style-name="style11">wave</text:span><text:span text:style-name="style10">++; </text:span><text:span text:style-name="style11">Exp</text:span><text:span text:style-name="style10">.</text:span><text:span text:style-name="style11">wave</text:span><text:span text:style-name="style10">%=</text:span><text:span text:style-name="style4">3</text:span><text:span text:style-name="style10">; </text:span><text:span text:style-name="style5">break</text:span><text:span text:style-name="style10">; </text:span><text:span text:style-name="style2">// Initial() модель волнения</text:span></text:h>
      <text:h text:style-name="Default">117<text:s text:c="2"/><text:s text:c="6"/><text:span text:style-name="style5">case<text:s text:c="2"/></text:span><text:span text:style-name="style4">2</text:span><text:span text:style-name="style10">: </text:span><text:span text:style-name="style11">Exp</text:span><text:span text:style-name="style10">.</text:span><text:span text:style-name="style11">peak</text:span><text:span text:style-name="style10">^=</text:span><text:span text:style-name="style5">true</text:span><text:span text:style-name="style10">;<text:s text:c="2"/></text:span><text:span text:style-name="style5">break</text:span><text:span text:style-name="style10">;<text:s text:c="9"/></text:span><text:span text:style-name="style2">// Initial() колебания или волны</text:span></text:h>
      <text:h text:style-name="Default">118<text:s text:c="2"/><text:s text:c="6"/><text:span text:style-name="style5">case<text:s text:c="2"/></text:span><text:span text:style-name="style4">3</text:span><text:span text:style-name="style10">: </text:span><text:span text:style-name="style11">Exp</text:span><text:span text:style-name="style10">.</text:span><text:span text:style-name="style11">draw</text:span><text:span text:style-name="style10">+=</text:span><text:span text:style-name="style11">ScanStatus</text:span><text:span text:style-name="style10">()&amp;</text:span><text:span text:style-name="style11">SHIFT</text:span><text:span text:style-name="style10">?-</text:span><text:span text:style-name="style4">1</text:span><text:span text:style-name="style10">:</text:span><text:span text:style-name="style4">1</text:span><text:span text:style-name="style10">; </text:span><text:span text:style-name="style5">break</text:span><text:span text:style-name="style10">;</text:span></text:h>
      <text:h text:style-name="Default">119<text:s text:c="2"/><text:s text:c="6"/><text:span text:style-name="style5">case<text:s text:c="2"/></text:span><text:span text:style-name="style4">4</text:span><text:span text:style-name="style10">: </text:span><text:span text:style-name="style11">Exp</text:span><text:span text:style-name="style10">.</text:span><text:span text:style-name="style11">view</text:span><text:span text:style-name="style10">+=</text:span><text:span text:style-name="style11">ScanStatus</text:span><text:span text:style-name="style10">()&amp;</text:span><text:span text:style-name="style11">SHIFT</text:span><text:span text:style-name="style10">?-</text:span><text:span text:style-name="style4">1</text:span><text:span text:style-name="style10">:</text:span><text:span text:style-name="style4">1</text:span><text:span text:style-name="style10">; </text:span><text:span text:style-name="style5">break</text:span><text:span text:style-name="style10">;</text:span></text:h>
      <text:h text:style-name="Default">120<text:s text:c="2"/><text:span text:style-name="style2">//<text:s text:c="4"/>case<text:s text:c="2"/>7: Wind.Height =h1*Wind.Length/hW;<text:s text:c="2"/>break;</text:span></text:h>
      <text:h text:style-name="Default">121<text:s text:c="2"/><text:span text:style-name="style2">//<text:s text:c="4"/>case 12: Swell.Height=h2*Swell.Length/hW; break;</text:span></text:h>
      <text:h text:style-name="Default">122<text:s text:c="2"/><text:span text:style-name="style2">//<text:s text:c="4"/>case 17: Surge.Height=h3*Surge.Length/hW; break;</text:span></text:h>
      <text:h text:style-name="Default">123<text:s text:c="2"/><text:s text:c="4"/><text:span text:style-name="style10">}</text:span></text:h>
      <text:h text:style-name="Default">124<text:s text:c="2"/><text:s text:c="4"/><text:span text:style-name="style5">if</text:span><text:span text:style-name="style10">( </text:span><text:span text:style-name="style11">H1</text:span><text:span text:style-name="style10">!=</text:span><text:span text:style-name="style11">h1 </text:span><text:span text:style-name="style10">)</text:span><text:span text:style-name="style11">Wind</text:span><text:span text:style-name="style10">.</text:span><text:span text:style-name="style11">Height</text:span><text:span text:style-name="style10">=</text:span><text:span text:style-name="style11">h1</text:span><text:span text:style-name="style10">*</text:span><text:span text:style-name="style11">Wind</text:span><text:span text:style-name="style10">.</text:span><text:span text:style-name="style11">Length</text:span><text:span text:style-name="style10">/</text:span><text:span text:style-name="style11">hW</text:span><text:span text:style-name="style10">;<text:s text:c="5"/></text:span><text:span text:style-name="style2">// Wind .axiZ( _Pi-g1*_dR );</text:span></text:h>
      <text:h text:style-name="Default">125<text:s text:c="2"/><text:s text:c="4"/><text:span text:style-name="style5">if</text:span><text:span text:style-name="style10">( </text:span><text:span text:style-name="style11">H2</text:span><text:span text:style-name="style10">!=</text:span><text:span text:style-name="style11">h2 </text:span><text:span text:style-name="style10">)</text:span><text:span text:style-name="style11">Swell</text:span><text:span text:style-name="style10">.</text:span><text:span text:style-name="style11">Height</text:span><text:span text:style-name="style10">=</text:span><text:span text:style-name="style11">h2</text:span><text:span text:style-name="style10">*</text:span><text:span text:style-name="style11">Swell</text:span><text:span text:style-name="style10">.</text:span><text:span text:style-name="style11">Length</text:span><text:span text:style-name="style10">/</text:span><text:span text:style-name="style11">hW</text:span><text:span text:style-name="style10">;<text:s text:c="3"/></text:span><text:span text:style-name="style2">// Swell.axiZ( _Pi-g2*_dR );</text:span></text:h>
      <text:h text:style-name="Default">126<text:s text:c="2"/><text:s text:c="4"/><text:span text:style-name="style5">if</text:span><text:span text:style-name="style10">( </text:span><text:span text:style-name="style11">H3</text:span><text:span text:style-name="style10">!=</text:span><text:span text:style-name="style11">h3 </text:span><text:span text:style-name="style10">)</text:span><text:span text:style-name="style11">Surge</text:span><text:span text:style-name="style10">.</text:span><text:span text:style-name="style11">Height</text:span><text:span text:style-name="style10">=</text:span><text:span text:style-name="style11">h3</text:span><text:span text:style-name="style10">*</text:span><text:span text:style-name="style11">Surge</text:span><text:span text:style-name="style10">.</text:span><text:span text:style-name="style11">Length</text:span><text:span text:style-name="style10">/</text:span><text:span text:style-name="style11">hW</text:span><text:span text:style-name="style10">;<text:s text:c="3"/></text:span><text:span text:style-name="style2">// Surge.axiZ( _Pi-g3*_dR );</text:span></text:h>
      <text:h text:style-name="Default">127<text:s text:c="2"/><text:s text:c="4"/><text:span text:style-name="style5">if</text:span><text:span text:style-name="style10">(<text:s text:c="2"/></text:span><text:span text:style-name="style11">Wind</text:span><text:span text:style-name="style10">.</text:span><text:span text:style-name="style11">Height</text:span><text:span text:style-name="style10">&gt;</text:span><text:span text:style-name="style11">Wind</text:span><text:span text:style-name="style10">.</text:span><text:span text:style-name="style11">Length</text:span><text:span text:style-name="style10">/</text:span><text:span text:style-name="style11">hW<text:s text:c="2"/></text:span><text:span text:style-name="style10">){ </text:span><text:span text:style-name="style11">h1</text:span><text:span text:style-name="style10">=</text:span><text:span text:style-name="style4">1.0</text:span><text:span text:style-name="style10">;<text:s text:c="2"/></text:span><text:span text:style-name="style11">Wind</text:span><text:span text:style-name="style10">.</text:span><text:span text:style-name="style11">Height</text:span><text:span text:style-name="style10">=</text:span><text:span text:style-name="style11">Wind</text:span><text:span text:style-name="style10">.</text:span><text:span text:style-name="style11">Length</text:span><text:span text:style-name="style10">/</text:span><text:span text:style-name="style11">hW</text:span><text:span text:style-name="style10">; }</text:span></text:h>
      <text:h text:style-name="Default">128<text:s text:c="2"/><text:s text:c="4"/><text:span text:style-name="style5">if</text:span><text:span text:style-name="style10">( </text:span><text:span text:style-name="style11">Swell</text:span><text:span text:style-name="style10">.</text:span><text:span text:style-name="style11">Height</text:span><text:span text:style-name="style10">&gt;</text:span><text:span text:style-name="style11">Swell</text:span><text:span text:style-name="style10">.</text:span><text:span text:style-name="style11">Length</text:span><text:span text:style-name="style10">/</text:span><text:span text:style-name="style11">hW </text:span><text:span text:style-name="style10">){ </text:span><text:span text:style-name="style11">h2</text:span><text:span text:style-name="style10">=</text:span><text:span text:style-name="style4">1.0</text:span><text:span text:style-name="style10">; </text:span><text:span text:style-name="style11">Swell</text:span><text:span text:style-name="style10">.</text:span><text:span text:style-name="style11">Height</text:span><text:span text:style-name="style10">=</text:span><text:span text:style-name="style11">Swell</text:span><text:span text:style-name="style10">.</text:span><text:span text:style-name="style11">Length</text:span><text:span text:style-name="style10">/</text:span><text:span text:style-name="style11">hW</text:span><text:span text:style-name="style10">; }</text:span></text:h>
      <text:h text:style-name="Default">129<text:s text:c="2"/><text:s text:c="4"/><text:span text:style-name="style5">if</text:span><text:span text:style-name="style10">( </text:span><text:span text:style-name="style11">Surge</text:span><text:span text:style-name="style10">.</text:span><text:span text:style-name="style11">Height</text:span><text:span text:style-name="style10">&gt;</text:span><text:span text:style-name="style11">Surge</text:span><text:span text:style-name="style10">.</text:span><text:span text:style-name="style11">Length</text:span><text:span text:style-name="style10">/</text:span><text:span text:style-name="style11">hW </text:span><text:span text:style-name="style10">){ </text:span><text:span text:style-name="style11">h3</text:span><text:span text:style-name="style10">=</text:span><text:span text:style-name="style4">1.0</text:span><text:span text:style-name="style10">; </text:span><text:span text:style-name="style11">Surge</text:span><text:span text:style-name="style10">.</text:span><text:span text:style-name="style11">Height</text:span><text:span text:style-name="style10">=</text:span><text:span text:style-name="style11">Surge</text:span><text:span text:style-name="style10">.</text:span><text:span text:style-name="style11">Length</text:span><text:span text:style-name="style10">/</text:span><text:span text:style-name="style11">hW</text:span><text:span text:style-name="style10">; }</text:span></text:h>
      <text:h text:style-name="Default">130<text:s text:c="2"/><text:s text:c="5"/><text:span text:style-name="style11">Wind</text:span><text:span text:style-name="style10">.</text:span><text:span text:style-name="style11">Initial</text:span><text:span text:style-name="style10">( </text:span><text:span text:style-name="style11">Wind</text:span><text:span text:style-name="style10">.</text:span><text:span text:style-name="style11">Length</text:span><text:span text:style-name="style10">, </text:span><text:span text:style-name="style11">hW</text:span><text:span text:style-name="style10">*</text:span><text:span text:style-name="style11">Wind</text:span><text:span text:style-name="style10">.</text:span><text:span text:style-name="style11">Height</text:span><text:span text:style-name="style10">/</text:span><text:span text:style-name="style11">Wind</text:span><text:span text:style-name="style10">.</text:span><text:span text:style-name="style11">Length</text:span><text:span text:style-name="style10">,</text:span><text:span text:style-name="style11">g1 </text:span><text:span text:style-name="style10">);</text:span></text:h>
      <text:h text:style-name="Default">131<text:s text:c="2"/><text:s text:c="4"/><text:span text:style-name="style11">Swell</text:span><text:span text:style-name="style10">.</text:span><text:span text:style-name="style11">Initial</text:span><text:span text:style-name="style10">( </text:span><text:span text:style-name="style11">Swell</text:span><text:span text:style-name="style10">.</text:span><text:span text:style-name="style11">Length</text:span><text:span text:style-name="style10">,</text:span><text:span text:style-name="style11">hW</text:span><text:span text:style-name="style10">*</text:span><text:span text:style-name="style11">Swell</text:span><text:span text:style-name="style10">.</text:span><text:span text:style-name="style11">Height</text:span><text:span text:style-name="style10">/</text:span><text:span text:style-name="style11">Swell</text:span><text:span text:style-name="style10">.</text:span><text:span text:style-name="style11">Length</text:span><text:span text:style-name="style10">,</text:span><text:span text:style-name="style11">g2 </text:span><text:span text:style-name="style10">);</text:span></text:h>
      <text:h text:style-name="Default">132<text:s text:c="2"/><text:s text:c="4"/><text:span text:style-name="style11">Surge</text:span><text:span text:style-name="style10">.</text:span><text:span text:style-name="style11">Initial</text:span><text:span text:style-name="style10">( </text:span><text:span text:style-name="style11">Surge</text:span><text:span text:style-name="style10">.</text:span><text:span text:style-name="style11">Length</text:span><text:span text:style-name="style10">,</text:span><text:span text:style-name="style11">hW</text:span><text:span text:style-name="style10">*</text:span><text:span text:style-name="style11">Surge</text:span><text:span text:style-name="style10">.</text:span><text:span text:style-name="style11">Height</text:span><text:span text:style-name="style10">/</text:span><text:span text:style-name="style11">Surge</text:span><text:span text:style-name="style10">.</text:span><text:span text:style-name="style11">Length</text:span><text:span text:style-name="style10">,</text:span><text:span text:style-name="style11">g3 </text:span><text:span text:style-name="style10">);</text:span></text:h>
      <text:h text:style-name="Default">133<text:s text:c="2"/><text:s text:c="4"/><text:span text:style-name="style5">if</text:span><text:span text:style-name="style10">( </text:span><text:span text:style-name="style11">Exp</text:span><text:span text:style-name="style10">.</text:span><text:span text:style-name="style11">wave</text:span><text:span text:style-name="style10">!=</text:span><text:span text:style-name="style4">1 </text:span><text:span text:style-name="style10">)</text:span><text:span text:style-name="style11">Original</text:span><text:span text:style-name="style10">( </text:span><text:span text:style-name="style5">false </text:span><text:span text:style-name="style10">);</text:span></text:h>
      <text:h text:style-name="Default">134<text:s text:c="2"/><text:s text:c="4"/><text:span text:style-name="style11">Vessel</text:span><text:span text:style-name="style10">-&gt;</text:span><text:span text:style-name="style11">DampInit</text:span><text:span text:style-name="style10">();<text:s text:c="21"/></text:span><text:span text:style-name="style2">// на случай изменения шага времени</text:span></text:h>
      <text:h text:style-name="Default">135<text:s text:c="2"/><text:s text:c="2"/><text:span text:style-name="style10">} </text:span><text:span text:style-name="style5">while</text:span><text:span text:style-name="style10">( </text:span><text:span text:style-name="style11">ans</text:span><text:span text:style-name="style10">!=</text:span><text:span text:style-name="style11">_Esc </text:span><text:span text:style-name="style10">); </text:span><text:span text:style-name="style11">logWave</text:span><text:span text:style-name="style10">();</text:span></text:h>
      <text:h text:style-name="Default">136<text:s text:c="2"/><text:s text:c="2"/><text:span text:style-name="style5">return </text:span><text:span text:style-name="style10">*</text:span><text:span text:style-name="style5">this</text:span><text:span text:style-name="style10">;</text:span></text:h>
      <text:h text:style-name="Default">137<text:s text:c="2"/><text:span text:style-name="style10">}</text:span></text:h>
      <text:h text:style-name="Default">138<text:s text:c="2"/><text:span text:style-name="style15">//!<text:s text:c="4"/>Конфигурационные и протокольные записи (*.vil vessel-initiation+logging)</text:span></text:h>
      <text:h text:style-name="Default">139<text:s text:c="2"/><text:span text:style-name="style2">//<text:s text:c="5"/>считывание угловых величин в румбах навигационного компаса (розы ветров)</text:span></text:h>
      <text:h text:style-name="Default">140<text:s text:c="2"/><text:span text:style-name="style2">//</text:span></text:h>
      <text:h text:style-name="Default">141<text:s text:c="2"/><text:span text:style-name="style5">static char</text:span><text:span text:style-name="style10">* </text:span><text:span text:style-name="style11">RtoD</text:span><text:span text:style-name="style10">( </text:span><text:span text:style-name="style5">char </text:span><text:span text:style-name="style10">*</text:span><text:span text:style-name="style11">s</text:span><text:span text:style-name="style10">, </text:span><text:span text:style-name="style5">Real </text:span><text:span text:style-name="style10">&amp;</text:span><text:span text:style-name="style11">D </text:span><text:span text:style-name="style10">)</text:span></text:h>
      <text:h text:style-name="Default">142<text:s text:c="2"/><text:span text:style-name="style10">{ </text:span><text:span text:style-name="style5">int </text:span><text:span text:style-name="style11">i</text:span><text:span text:style-name="style10">=</text:span><text:span text:style-name="style4">0</text:span><text:span text:style-name="style10">; </text:span><text:span text:style-name="style5">const char </text:span><text:span text:style-name="style10">*</text:span><text:span text:style-name="style11">M</text:span><text:span text:style-name="style10">[]={</text:span><text:span text:style-name="style6">"N"</text:span><text:span text:style-name="style10">,</text:span><text:span text:style-name="style6">"O"</text:span><text:span text:style-name="style10">,</text:span><text:span text:style-name="style6">"S"</text:span><text:span text:style-name="style10">,</text:span><text:span text:style-name="style6">"W"</text:span><text:span text:style-name="style10">};</text:span></text:h>
      <text:h text:style-name="Default">143<text:s text:c="2"/><text:s text:c="2"/><text:span text:style-name="style5">while</text:span><text:span text:style-name="style10">( *</text:span><text:span text:style-name="style11">s </text:span><text:span text:style-name="style10">&amp;&amp; *</text:span><text:span text:style-name="style11">s</text:span><text:span text:style-name="style10">&lt;=</text:span><text:span text:style-name="style7">' ' </text:span><text:span text:style-name="style10">)++</text:span><text:span text:style-name="style11">s</text:span><text:span text:style-name="style10">; </text:span><text:span text:style-name="style5">while</text:span><text:span text:style-name="style10">( </text:span><text:span text:style-name="style11">s</text:span><text:span text:style-name="style10">[</text:span><text:span text:style-name="style11">i</text:span><text:span text:style-name="style10">]&gt;=</text:span><text:span text:style-name="style7">'@' </text:span><text:span text:style-name="style10">|| </text:span><text:span text:style-name="style11">s</text:span><text:span text:style-name="style10">[</text:span><text:span text:style-name="style11">i</text:span><text:span text:style-name="style10">]==</text:span><text:span text:style-name="style7">'"' </text:span><text:span text:style-name="style10">)++</text:span><text:span text:style-name="style11">i</text:span><text:span text:style-name="style10">; </text:span><text:span text:style-name="style11">s</text:span><text:span text:style-name="style10">[</text:span><text:span text:style-name="style11">i</text:span><text:span text:style-name="style10">++]=</text:span><text:span text:style-name="style4">0</text:span><text:span text:style-name="style10">;</text:span></text:h>
      <text:h text:style-name="Default">144<text:s text:c="2"/><text:s text:c="2"/><text:span text:style-name="style5">if</text:span><text:span text:style-name="style10">( </text:span><text:span text:style-name="style11">i</text:span><text:span text:style-name="style10">&gt;</text:span><text:span text:style-name="style4">1 </text:span><text:span text:style-name="style10">)</text:span><text:span text:style-name="style5">for</text:span><text:span text:style-name="style10">( </text:span><text:span text:style-name="style5">int </text:span><text:span text:style-name="style11">k</text:span><text:span text:style-name="style10">=</text:span><text:span text:style-name="style4">0</text:span><text:span text:style-name="style10">; </text:span><text:span text:style-name="style11">k</text:span><text:span text:style-name="style10">&lt;</text:span><text:span text:style-name="style4">32</text:span><text:span text:style-name="style10">; </text:span><text:span text:style-name="style11">k</text:span><text:span text:style-name="style10">++ ) </text:span><text:span text:style-name="style2">// поиск буквосочетания в выделенном слове</text:span></text:h>
      <text:h text:style-name="Default">145<text:s text:c="2"/><text:s text:c="4"/><text:span text:style-name="style5">if</text:span><text:span text:style-name="style10">( !</text:span><text:span text:style-name="style11">strcmp</text:span><text:span text:style-name="style10">( </text:span><text:span text:style-name="style11">Rmbs</text:span><text:span text:style-name="style10">[</text:span><text:span text:style-name="style11">k</text:span><text:span text:style-name="style10">],</text:span><text:span text:style-name="style11">s </text:span><text:span text:style-name="style10">) || ( !</text:span><text:span text:style-name="style11">strcmp</text:span><text:span text:style-name="style10">( </text:span><text:span text:style-name="style11">M</text:span><text:span text:style-name="style10">[</text:span><text:span text:style-name="style11">k</text:span><text:span text:style-name="style10">/</text:span><text:span text:style-name="style4">8</text:span><text:span text:style-name="style10">],</text:span><text:span text:style-name="style11">s </text:span><text:span text:style-name="style10">) &amp;&amp; !(</text:span><text:span text:style-name="style11">k</text:span><text:span text:style-name="style10">%</text:span><text:span text:style-name="style4">8</text:span><text:span text:style-name="style10">) ) )</text:span></text:h>
      <text:h text:style-name="Default">146<text:s text:c="2"/><text:s text:c="6"/><text:span text:style-name="style10">{ </text:span><text:span text:style-name="style11">D</text:span><text:span text:style-name="style10">=</text:span><text:span text:style-name="style5">Real</text:span><text:span text:style-name="style10">( </text:span><text:span text:style-name="style11">k </text:span><text:span text:style-name="style10">)*</text:span><text:span text:style-name="style4">11.25</text:span><text:span text:style-name="style10">; </text:span><text:span text:style-name="style5">return </text:span><text:span text:style-name="style11">s</text:span><text:span text:style-name="style10">+</text:span><text:span text:style-name="style11">i</text:span><text:span text:style-name="style10">; } </text:span><text:span text:style-name="style5">return </text:span><text:span text:style-name="style4">0</text:span><text:span text:style-name="style10">;<text:s text:c="3"/></text:span><text:span text:style-name="style2">// здесь ноль - как ошибка</text:span></text:h>
      <text:h text:style-name="Default">147<text:s text:c="2"/><text:span text:style-name="style10">}</text:span></text:h>
      <text:h text:style-name="Default">148<text:s text:c="2"/><text:span text:style-name="style2">//<text:s text:c="5"/>выборка метрического множителя для меры длины [см, дм или м]</text:span></text:h>
      <text:h text:style-name="Default">149<text:s text:c="2"/><text:span text:style-name="style2">//</text:span></text:h>
      <text:h text:style-name="Default">150<text:s text:c="2"/><text:span text:style-name="style5">static char </text:span><text:span text:style-name="style10">*</text:span><text:span text:style-name="style11">AtoM</text:span><text:span text:style-name="style10">( </text:span><text:span text:style-name="style5">char </text:span><text:span text:style-name="style10">*</text:span><text:span text:style-name="style11">s</text:span><text:span text:style-name="style10">, </text:span><text:span text:style-name="style5">Real </text:span><text:span text:style-name="style10">&amp;</text:span><text:span text:style-name="style11">M </text:span><text:span text:style-name="style10">)</text:span></text:h>
      <text:h text:style-name="Default">151<text:s text:c="2"/><text:span text:style-name="style10">{ </text:span><text:span text:style-name="style5">int </text:span><text:span text:style-name="style11">l</text:span><text:span text:style-name="style10">=</text:span><text:span text:style-name="style4">0</text:span><text:span text:style-name="style10">; </text:span><text:span text:style-name="style5">while</text:span><text:span text:style-name="style10">( *</text:span><text:span text:style-name="style11">s</text:span><text:span text:style-name="style10">&lt;=</text:span><text:span text:style-name="style7">' ' </text:span><text:span text:style-name="style10">)</text:span><text:span text:style-name="style5">if</text:span><text:span text:style-name="style10">( !*</text:span><text:span text:style-name="style11">s </text:span><text:span text:style-name="style10">)</text:span><text:span text:style-name="style5">return </text:span><text:span text:style-name="style4">0</text:span><text:span text:style-name="style10">; </text:span><text:span text:style-name="style5">else </text:span><text:span text:style-name="style10">++</text:span><text:span text:style-name="style11">s</text:span><text:span text:style-name="style10">;</text:span></text:h>
      <text:h text:style-name="Default">152<text:s text:c="2"/><text:s text:c="2"/><text:span text:style-name="style5">if</text:span><text:span text:style-name="style10">( !</text:span><text:span text:style-name="style11">memcmp</text:span><text:span text:style-name="style10">( </text:span><text:span text:style-name="style11">s</text:span><text:span text:style-name="style10">,</text:span><text:span text:style-name="style6">"см"</text:span><text:span text:style-name="style10">,</text:span><text:span text:style-name="style11">l</text:span><text:span text:style-name="style10">=</text:span><text:span text:style-name="style11">strlen</text:span><text:span text:style-name="style10">(</text:span><text:span text:style-name="style6">"см"</text:span><text:span text:style-name="style10">) ) )</text:span><text:span text:style-name="style11">M</text:span><text:span text:style-name="style10">/=</text:span><text:span text:style-name="style4">100.0</text:span><text:span text:style-name="style10">; </text:span><text:span text:style-name="style5">else </text:span><text:span text:style-name="style2">// сантиметры</text:span></text:h>
      <text:h text:style-name="Default">153<text:s text:c="2"/><text:s text:c="2"/><text:span text:style-name="style5">if</text:span><text:span text:style-name="style10">( !</text:span><text:span text:style-name="style11">memcmp</text:span><text:span text:style-name="style10">( </text:span><text:span text:style-name="style11">s</text:span><text:span text:style-name="style10">,</text:span><text:span text:style-name="style6">"дм"</text:span><text:span text:style-name="style10">,</text:span><text:span text:style-name="style11">l</text:span><text:span text:style-name="style10">=</text:span><text:span text:style-name="style11">strlen</text:span><text:span text:style-name="style10">(</text:span><text:span text:style-name="style6">"дм"</text:span><text:span text:style-name="style10">) ) )</text:span><text:span text:style-name="style11">M</text:span><text:span text:style-name="style10">/=</text:span><text:span text:style-name="style4">10.0</text:span><text:span text:style-name="style10">; </text:span><text:span text:style-name="style5">else </text:span><text:span text:style-name="style2">// дециметры</text:span></text:h>
      <text:h text:style-name="Default">154<text:s text:c="2"/><text:s text:c="2"/><text:span text:style-name="style5">if</text:span><text:span text:style-name="style10">(<text:s text:c="2"/></text:span><text:span text:style-name="style11">memcmp</text:span><text:span text:style-name="style10">( </text:span><text:span text:style-name="style11">s</text:span><text:span text:style-name="style10">, </text:span><text:span text:style-name="style6">"м"</text:span><text:span text:style-name="style10">,</text:span><text:span text:style-name="style11">l</text:span><text:span text:style-name="style10">=</text:span><text:span text:style-name="style11">strlen</text:span><text:span text:style-name="style10">(</text:span><text:span text:style-name="style6">"м"</text:span><text:span text:style-name="style10">) ) )</text:span><text:span text:style-name="style5">return </text:span><text:span text:style-name="style4">0</text:span><text:span text:style-name="style10">; </text:span><text:span text:style-name="style5">return </text:span><text:span text:style-name="style11">s</text:span><text:span text:style-name="style10">+</text:span><text:span text:style-name="style11">l</text:span><text:span text:style-name="style10">;</text:span></text:h>
      <text:h text:style-name="Default">155<text:s text:c="2"/><text:span text:style-name="style10">}</text:span></text:h>
      <text:h text:style-name="Default">156<text:s text:c="2"/><text:span text:style-name="style2">//<text:s text:c="5"/>уточнение относительной величины в процентах или в промиллях</text:span></text:h>
      <text:h text:style-name="Default">157<text:s text:c="2"/><text:span text:style-name="style2">//</text:span></text:h>
      <text:h text:style-name="Default">158<text:s text:c="2"/><text:span text:style-name="style5">static char </text:span><text:span text:style-name="style10">*</text:span><text:span text:style-name="style11">AtoA</text:span><text:span text:style-name="style10">( </text:span><text:span text:style-name="style5">char </text:span><text:span text:style-name="style10">*</text:span><text:span text:style-name="style11">s</text:span><text:span text:style-name="style10">, </text:span><text:span text:style-name="style5">Real </text:span><text:span text:style-name="style10">&amp;</text:span><text:span text:style-name="style11">A </text:span><text:span text:style-name="style10">)</text:span></text:h>
      <text:h text:style-name="Default">159<text:s text:c="2"/><text:span text:style-name="style10">{ </text:span><text:span text:style-name="style5">int </text:span><text:span text:style-name="style11">l</text:span><text:span text:style-name="style10">=</text:span><text:span text:style-name="style4">0</text:span><text:span text:style-name="style10">; </text:span><text:span text:style-name="style5">while</text:span><text:span text:style-name="style10">( *</text:span><text:span text:style-name="style11">s</text:span><text:span text:style-name="style10">&lt;=</text:span><text:span text:style-name="style7">' ' </text:span><text:span text:style-name="style10">)</text:span><text:span text:style-name="style5">if</text:span><text:span text:style-name="style10">( !*</text:span><text:span text:style-name="style11">s </text:span><text:span text:style-name="style10">)</text:span><text:span text:style-name="style5">return </text:span><text:span text:style-name="style4">0</text:span><text:span text:style-name="style10">; </text:span><text:span text:style-name="style5">else </text:span><text:span text:style-name="style10">++</text:span><text:span text:style-name="style11">s</text:span><text:span text:style-name="style10">;</text:span></text:h>
      <text:h text:style-name="Default">160<text:s text:c="2"/><text:s text:c="2"/><text:span text:style-name="style5">if</text:span><text:span text:style-name="style10">( !</text:span><text:span text:style-name="style11">memcmp</text:span><text:span text:style-name="style10">( </text:span><text:span text:style-name="style11">s</text:span><text:span text:style-name="style10">,</text:span><text:span text:style-name="style6">"‰"</text:span><text:span text:style-name="style10">,</text:span><text:span text:style-name="style11">l</text:span><text:span text:style-name="style10">=</text:span><text:span text:style-name="style11">strlen</text:span><text:span text:style-name="style10">(</text:span><text:span text:style-name="style6">"‰"</text:span><text:span text:style-name="style10">) ) )</text:span><text:span text:style-name="style11">A</text:span><text:span text:style-name="style10">/=</text:span><text:span text:style-name="style4">1000.0</text:span><text:span text:style-name="style10">; </text:span><text:span text:style-name="style5">else<text:s text:c="8"/></text:span><text:span text:style-name="style2">// промилли</text:span></text:h>
      <text:h text:style-name="Default">161<text:s text:c="2"/><text:s text:c="2"/><text:span text:style-name="style5">if</text:span><text:span text:style-name="style10">( *</text:span><text:span text:style-name="style11">s</text:span><text:span text:style-name="style10">==</text:span><text:span text:style-name="style7">'%' </text:span><text:span text:style-name="style10">){ </text:span><text:span text:style-name="style11">l</text:span><text:span text:style-name="style10">=</text:span><text:span text:style-name="style4">1</text:span><text:span text:style-name="style10">; </text:span><text:span text:style-name="style11">A</text:span><text:span text:style-name="style10">/=</text:span><text:span text:style-name="style4">100.0</text:span><text:span text:style-name="style10">; } </text:span><text:span text:style-name="style5">else return </text:span><text:span text:style-name="style4">0</text:span><text:span text:style-name="style10">; </text:span><text:span text:style-name="style5">return </text:span><text:span text:style-name="style11">s</text:span><text:span text:style-name="style10">+</text:span><text:span text:style-name="style11">l</text:span><text:span text:style-name="style10">; </text:span><text:span text:style-name="style2">// проценты</text:span></text:h>
      <text:h text:style-name="Default">162<text:s text:c="2"/><text:span text:style-name="style10">}</text:span></text:h>
      <text:h text:style-name="Default">163<text:s text:c="2"/><text:span text:style-name="style2">//<text:s text:c="3"/>предустановка посадки с назначением курса и заданной скорости хода корабля</text:span></text:h>
      <text:h text:style-name="Default">164<text:s text:c="2"/><text:span text:style-name="style2">//</text:span></text:h>
      <text:h text:style-name="Default">165<text:s text:c="2"/><text:span text:style-name="style11">Hull</text:span><text:span text:style-name="style10">&amp; </text:span><text:span text:style-name="style11">Hull</text:span><text:span text:style-name="style10">::</text:span><text:span text:style-name="style11">Get</text:span><text:span text:style-name="style10">( </text:span><text:span text:style-name="style5">char </text:span><text:span text:style-name="style10">*</text:span><text:span text:style-name="style11">s </text:span><text:span text:style-name="style10">)</text:span></text:h>
      <text:h text:style-name="Default">166<text:s text:c="2"/><text:span text:style-name="style10">{ </text:span><text:span text:style-name="style5">char </text:span><text:span text:style-name="style10">*</text:span><text:span text:style-name="style11">z</text:span><text:span text:style-name="style10">; </text:span><text:span text:style-name="style5">Real </text:span><text:span text:style-name="style11">W</text:span><text:span text:style-name="style10">,</text:span><text:span text:style-name="style11">D</text:span><text:span text:style-name="style10">=-</text:span><text:span text:style-name="style4">1</text:span><text:span text:style-name="style10">;<text:s text:c="11"/></text:span><text:span text:style-name="style2">// числовые величины разделяются запятыми</text:span></text:h>
      <text:h text:style-name="Default">167<text:s text:c="2"/><text:s text:c="2"/><text:span text:style-name="style5">if</text:span><text:span text:style-name="style10">( </text:span><text:span text:style-name="style11">z</text:span><text:span text:style-name="style10">=</text:span><text:span text:style-name="style11">strchr</text:span><text:span text:style-name="style10">( </text:span><text:span text:style-name="style11">s</text:span><text:span text:style-name="style10">,</text:span><text:span text:style-name="style7">',' </text:span><text:span text:style-name="style10">) )*</text:span><text:span text:style-name="style11">z</text:span><text:span text:style-name="style10">++=</text:span><text:span text:style-name="style4">0</text:span><text:span text:style-name="style10">;<text:s text:c="2"/></text:span><text:span text:style-name="style15">//! ограничение поля новой числовой величины</text:span></text:h>
      <text:h text:style-name="Default">168<text:s text:c="2"/><text:s text:c="2"/><text:span text:style-name="style5">if</text:span><text:span text:style-name="style10">( </text:span><text:span text:style-name="style11">strcut</text:span><text:span text:style-name="style10">( </text:span><text:span text:style-name="style11">s </text:span><text:span text:style-name="style10">) )<text:s text:c="15"/></text:span><text:span text:style-name="style2">//<text:s text:c="2"/>изначальный курс корабля в румбах или °'"</text:span></text:h>
      <text:h text:style-name="Default">169<text:s text:c="2"/><text:s text:c="2"/><text:span text:style-name="style10">{ </text:span><text:span text:style-name="style5">if</text:span><text:span text:style-name="style10">( </text:span><text:span text:style-name="style11">strpbrk</text:span><text:span text:style-name="style10">( </text:span><text:span text:style-name="style11">s</text:span><text:span text:style-name="style10">,</text:span><text:span text:style-name="style6">"NOSW" </text:span><text:span text:style-name="style10">) ){ </text:span><text:span text:style-name="style11">RtoD</text:span><text:span text:style-name="style10">( </text:span><text:span text:style-name="style11">s</text:span><text:span text:style-name="style10">,</text:span><text:span text:style-name="style11">Course </text:span><text:span text:style-name="style10">); </text:span><text:span text:style-name="style11">Course</text:span><text:span text:style-name="style10">*=</text:span><text:span text:style-name="style11">_dR</text:span><text:span text:style-name="style10">; }</text:span></text:h>
      <text:h text:style-name="Default">170<text:s text:c="2"/><text:s text:c="24"/><text:span text:style-name="style5">else </text:span><text:span text:style-name="style10">{ </text:span><text:span text:style-name="style11">AtoD</text:span><text:span text:style-name="style10">( </text:span><text:span text:style-name="style11">s</text:span><text:span text:style-name="style10">,</text:span><text:span text:style-name="style11">Course </text:span><text:span text:style-name="style10">); </text:span><text:span text:style-name="style11">Course</text:span><text:span text:style-name="style10">*=</text:span><text:span text:style-name="style11">_dR</text:span><text:span text:style-name="style10">; } }</text:span></text:h>
      <text:h text:style-name="Default">171<text:s text:c="2"/><text:s text:c="2"/><text:span text:style-name="style5">if</text:span><text:span text:style-name="style10">( </text:span><text:span text:style-name="style11">z </text:span><text:span text:style-name="style10">&amp;&amp; *</text:span><text:span text:style-name="style11">z </text:span><text:span text:style-name="style10">)<text:s text:c="19"/></text:span><text:span text:style-name="style15">//! заданная скорость хода: Fn, узлы или м/с</text:span></text:h>
      <text:h text:style-name="Default">172<text:s text:c="2"/><text:s text:c="2"/><text:span text:style-name="style10">{ </text:span><text:span text:style-name="style5">if</text:span><text:span text:style-name="style10">( </text:span><text:span text:style-name="style11">z</text:span><text:span text:style-name="style10">=</text:span><text:span text:style-name="style11">strchr</text:span><text:span text:style-name="style10">( </text:span><text:span text:style-name="style11">s</text:span><text:span text:style-name="style10">=</text:span><text:span text:style-name="style11">z</text:span><text:span text:style-name="style10">,</text:span><text:span text:style-name="style7">',' </text:span><text:span text:style-name="style10">) )*</text:span><text:span text:style-name="style11">z</text:span><text:span text:style-name="style10">++=</text:span><text:span text:style-name="style4">0</text:span><text:span text:style-name="style10">;</text:span></text:h>
      <text:h text:style-name="Default">173<text:s text:c="2"/><text:s text:c="4"/><text:span text:style-name="style5">if</text:span><text:span text:style-name="style10">( </text:span><text:span text:style-name="style11">strcut</text:span><text:span text:style-name="style10">( </text:span><text:span text:style-name="style11">s </text:span><text:span text:style-name="style10">) )<text:s text:c="13"/></text:span><text:span text:style-name="style2">// выборка величины назначаемой скорости хода</text:span></text:h>
      <text:h text:style-name="Default">174<text:s text:c="2"/><text:s text:c="4"/><text:span text:style-name="style10">{ </text:span><text:span text:style-name="style11">cSp</text:span><text:span text:style-name="style10">=</text:span><text:span text:style-name="style11">strtod</text:span><text:span text:style-name="style10">( </text:span><text:span text:style-name="style11">s</text:span><text:span text:style-name="style10">,&amp;</text:span><text:span text:style-name="style11">s </text:span><text:span text:style-name="style10">); </text:span><text:span text:style-name="style5">while</text:span><text:span text:style-name="style10">( *</text:span><text:span text:style-name="style11">s </text:span><text:span text:style-name="style10">&amp;&amp; *</text:span><text:span text:style-name="style11">s</text:span><text:span text:style-name="style10">&lt;=</text:span><text:span text:style-name="style7">' ' </text:span><text:span text:style-name="style10">)++</text:span><text:span text:style-name="style11">s</text:span><text:span text:style-name="style10">;<text:s text:c="2"/></text:span><text:span text:style-name="style2">// очистка левых пробелов</text:span></text:h>
      <text:h text:style-name="Default">175<text:s text:c="2"/><text:s text:c="6"/><text:span text:style-name="style11">W </text:span><text:span text:style-name="style10">= </text:span><text:span text:style-name="style11">sqrt</text:span><text:span text:style-name="style10">( </text:span><text:span text:style-name="style11">_g</text:span><text:span text:style-name="style10">*</text:span><text:span text:style-name="style11">Length </text:span><text:span text:style-name="style10">);<text:s text:c="8"/></text:span><text:span text:style-name="style2">// Фрудовский множитель к масштабу скорости</text:span></text:h>
      <text:h text:style-name="Default">176<text:s text:c="2"/><text:s text:c="6"/><text:span text:style-name="style5">if</text:span><text:span text:style-name="style10">( !</text:span><text:span text:style-name="style11">memcmp</text:span><text:span text:style-name="style10">( </text:span><text:span text:style-name="style11">s</text:span><text:span text:style-name="style10">,</text:span><text:span text:style-name="style6">"узл"</text:span><text:span text:style-name="style10">,</text:span><text:span text:style-name="style11">strlen</text:span><text:span text:style-name="style10">(</text:span><text:span text:style-name="style6">"узл"</text:span><text:span text:style-name="style10">) ) )</text:span><text:span text:style-name="style11">cSp</text:span><text:span text:style-name="style10">*=</text:span><text:span text:style-name="style11">_Mile</text:span><text:span text:style-name="style10">/</text:span><text:span text:style-name="style4">3600.0</text:span><text:span text:style-name="style10">; </text:span><text:span text:style-name="style5">else<text:s text:c="2"/></text:span><text:span text:style-name="style2">// в узлах</text:span></text:h>
      <text:h text:style-name="Default">177<text:s text:c="2"/><text:s text:c="6"/><text:span text:style-name="style5">if</text:span><text:span text:style-name="style10">( </text:span><text:span text:style-name="style11">memcmp</text:span><text:span text:style-name="style10">( </text:span><text:span text:style-name="style11">s</text:span><text:span text:style-name="style10">,</text:span><text:span text:style-name="style6">"м/с"</text:span><text:span text:style-name="style10">,</text:span><text:span text:style-name="style11">strlen</text:span><text:span text:style-name="style10">(</text:span><text:span text:style-name="style6">"м/с"</text:span><text:span text:style-name="style10">) ) ){ </text:span><text:span text:style-name="style11">AtoA</text:span><text:span text:style-name="style10">( </text:span><text:span text:style-name="style11">s</text:span><text:span text:style-name="style10">,</text:span><text:span text:style-name="style11">cSp </text:span><text:span text:style-name="style10">); </text:span><text:span text:style-name="style11">cSp</text:span><text:span text:style-name="style10">*=</text:span><text:span text:style-name="style11">W</text:span><text:span text:style-name="style10">; } </text:span><text:span text:style-name="style2">// и Фруд</text:span></text:h>
      <text:h text:style-name="Default">178<text:s text:c="2"/><text:s text:c="6"/><text:span text:style-name="style5">if</text:span><text:span text:style-name="style10">( </text:span><text:span text:style-name="style11">cSp</text:span><text:span text:style-name="style10">/</text:span><text:span text:style-name="style11">W</text:span><text:span text:style-name="style10">&gt;</text:span><text:span text:style-name="style4">0.8 </text:span><text:span text:style-name="style10">)</text:span><text:span text:style-name="style11">cSp</text:span><text:span text:style-name="style10">=</text:span><text:span text:style-name="style4">0.8</text:span><text:span text:style-name="style10">*</text:span><text:span text:style-name="style11">W</text:span><text:span text:style-name="style10">;<text:s text:c="33"/></text:span><text:span text:style-name="style2">// cSp =&gt; Speed</text:span></text:h>
      <text:h text:style-name="Default">179<text:s text:c="2"/><text:s text:c="4"/><text:span text:style-name="style10">}</text:span></text:h>
      <text:h text:style-name="Default">180<text:s text:c="2"/><text:s text:c="4"/><text:span text:style-name="style5">if</text:span><text:span text:style-name="style10">( </text:span><text:span text:style-name="style11">z </text:span><text:span text:style-name="style10">&amp;&amp; *</text:span><text:span text:style-name="style11">z </text:span><text:span text:style-name="style10">)<text:s text:c="19"/></text:span><text:span text:style-name="style15">//! изменение или переназначение осадки</text:span></text:h>
      <text:h text:style-name="Default">181<text:s text:c="2"/><text:s text:c="4"/><text:span text:style-name="style10">{ </text:span><text:span text:style-name="style5">if</text:span><text:span text:style-name="style10">( </text:span><text:span text:style-name="style11">z</text:span><text:span text:style-name="style10">=</text:span><text:span text:style-name="style11">strchr</text:span><text:span text:style-name="style10">( </text:span><text:span text:style-name="style11">s</text:span><text:span text:style-name="style10">=</text:span><text:span text:style-name="style11">z</text:span><text:span text:style-name="style10">,</text:span><text:span text:style-name="style7">',' </text:span><text:span text:style-name="style10">) )*</text:span><text:span text:style-name="style11">z</text:span><text:span text:style-name="style10">++=</text:span><text:span text:style-name="style4">0</text:span><text:span text:style-name="style10">;</text:span></text:h>
      <text:h text:style-name="Default">182<text:s text:c="2"/><text:s text:c="6"/><text:span text:style-name="style5">if</text:span><text:span text:style-name="style10">( </text:span><text:span text:style-name="style11">strcut</text:span><text:span text:style-name="style10">( </text:span><text:span text:style-name="style11">s </text:span><text:span text:style-name="style10">) )<text:s text:c="13"/></text:span><text:span text:style-name="style2">// изменение осадки или её переназначение</text:span></text:h>
      <text:h text:style-name="Default">183<text:s text:c="2"/><text:s text:c="6"/><text:span text:style-name="style10">{ </text:span><text:span text:style-name="style5">bool </text:span><text:span text:style-name="style11">c</text:span><text:span text:style-name="style10">=</text:span><text:span text:style-name="style11">strpbrk</text:span><text:span text:style-name="style10">( </text:span><text:span text:style-name="style11">s</text:span><text:span text:style-name="style10">,</text:span><text:span text:style-name="style6">"+-" </text:span><text:span text:style-name="style10">)!=</text:span><text:span text:style-name="style4">0</text:span><text:span text:style-name="style10">; </text:span><text:span text:style-name="style11">D</text:span><text:span text:style-name="style10">=</text:span><text:span text:style-name="style11">strtod</text:span><text:span text:style-name="style10">( </text:span><text:span text:style-name="style11">s</text:span><text:span text:style-name="style10">,&amp;</text:span><text:span text:style-name="style11">s </text:span><text:span text:style-name="style10">); </text:span><text:span text:style-name="style11">AtoM</text:span><text:span text:style-name="style10">( </text:span><text:span text:style-name="style11">s</text:span><text:span text:style-name="style10">,</text:span><text:span text:style-name="style11">D </text:span><text:span text:style-name="style10">);</text:span></text:h>
      <text:h text:style-name="Default">184<text:s text:c="2"/><text:s text:c="8"/><text:span text:style-name="style5">if</text:span><text:span text:style-name="style10">( </text:span><text:span text:style-name="style11">c </text:span><text:span text:style-name="style10">)</text:span><text:span text:style-name="style11">D</text:span><text:span text:style-name="style10">+=</text:span><text:span text:style-name="style11">Draught</text:span><text:span text:style-name="style10">;<text:s text:c="10"/></text:span><text:span text:style-name="style2">// отсрочка пересчитывания из-за getString</text:span></text:h>
      <text:h text:style-name="Default">185<text:s text:c="2"/><text:s text:c="6"/><text:span text:style-name="style10">}</text:span></text:h>
      <text:h text:style-name="Default">186<text:s text:c="2"/><text:s text:c="6"/><text:span text:style-name="style5">if</text:span><text:span text:style-name="style10">( </text:span><text:span text:style-name="style11">z </text:span><text:span text:style-name="style10">&amp;&amp; *</text:span><text:span text:style-name="style11">z </text:span><text:span text:style-name="style10">)<text:s text:c="12"/></text:span><text:span text:style-name="style15">//! установка дифферента по динамической статике</text:span></text:h>
      <text:h text:style-name="Default">187<text:s text:c="2"/><text:s text:c="6"/><text:span text:style-name="style10">{ </text:span><text:span text:style-name="style5">if</text:span><text:span text:style-name="style10">( </text:span><text:span text:style-name="style11">z</text:span><text:span text:style-name="style10">=</text:span><text:span text:style-name="style11">strchr</text:span><text:span text:style-name="style10">( </text:span><text:span text:style-name="style11">s</text:span><text:span text:style-name="style10">=</text:span><text:span text:style-name="style11">z</text:span><text:span text:style-name="style10">,</text:span><text:span text:style-name="style7">',' </text:span><text:span text:style-name="style10">) )*</text:span><text:span text:style-name="style11">z</text:span><text:span text:style-name="style10">++=</text:span><text:span text:style-name="style4">0</text:span><text:span text:style-name="style10">;</text:span></text:h>
      <text:h text:style-name="Default">188<text:s text:c="2"/><text:s text:c="8"/><text:span text:style-name="style5">if</text:span><text:span text:style-name="style10">( </text:span><text:span text:style-name="style11">strcut</text:span><text:span text:style-name="style10">( </text:span><text:span text:style-name="style11">s </text:span><text:span text:style-name="style10">) )</text:span></text:h>
      <text:h text:style-name="Default">189<text:s text:c="2"/><text:s text:c="8"/><text:span text:style-name="style10">{ </text:span><text:span text:style-name="style5">if</text:span><text:span text:style-name="style10">( </text:span><text:span text:style-name="style11">strstr</text:span><text:span text:style-name="style10">( </text:span><text:span text:style-name="style11">s</text:span><text:span text:style-name="style10">,</text:span><text:span text:style-name="style6">"°" </text:span><text:span text:style-name="style10">) || </text:span><text:span text:style-name="style11">strpbrk</text:span><text:span text:style-name="style10">( </text:span><text:span text:style-name="style11">s</text:span><text:span text:style-name="style10">,</text:span><text:span text:style-name="style6">"\"'"</text:span><text:span text:style-name="style10">) )</text:span></text:h>
      <text:h text:style-name="Default">190<text:s text:c="2"/><text:s text:c="10"/><text:span text:style-name="style10">{ </text:span><text:span text:style-name="style11">AtoD</text:span><text:span text:style-name="style10">( </text:span><text:span text:style-name="style11">s</text:span><text:span text:style-name="style10">,</text:span><text:span text:style-name="style11">Trim </text:span><text:span text:style-name="style10">); </text:span><text:span text:style-name="style11">Trim</text:span><text:span text:style-name="style10">*=</text:span><text:span text:style-name="style11">_dR</text:span><text:span text:style-name="style10">; } </text:span><text:span text:style-name="style5">else<text:s text:c="7"/></text:span><text:span text:style-name="style2">// сходу в угловой мере или</text:span></text:h>
      <text:h text:style-name="Default">191<text:s text:c="2"/><text:s text:c="10"/><text:span text:style-name="style10">{ </text:span><text:span text:style-name="style11">Trim</text:span><text:span text:style-name="style10">=</text:span><text:span text:style-name="style11">strtod</text:span><text:span text:style-name="style10">( </text:span><text:span text:style-name="style11">s</text:span><text:span text:style-name="style10">,&amp;</text:span><text:span text:style-name="style11">s </text:span><text:span text:style-name="style10">);<text:s text:c="20"/></text:span><text:span text:style-name="style2">// по окончанию в остатках</text:span></text:h>
      <text:h text:style-name="Default">192<text:s text:c="2"/><text:s text:c="12"/><text:span text:style-name="style5">if</text:span><text:span text:style-name="style10">( !</text:span><text:span text:style-name="style11">AtoM</text:span><text:span text:style-name="style10">( </text:span><text:span text:style-name="style11">s</text:span><text:span text:style-name="style10">,</text:span><text:span text:style-name="style11">Trim </text:span><text:span text:style-name="style10">) )<text:s text:c="19"/></text:span><text:span text:style-name="style2">// с дифферентом в метрах</text:span></text:h>
      <text:h text:style-name="Default">193<text:s text:c="2"/><text:s text:c="12"/><text:span text:style-name="style10">{ </text:span><text:span text:style-name="style11">AtoA</text:span><text:span text:style-name="style10">( </text:span><text:span text:style-name="style11">s</text:span><text:span text:style-name="style10">,</text:span><text:span text:style-name="style11">Trim </text:span><text:span text:style-name="style10">); </text:span><text:span text:style-name="style11">Trim</text:span><text:span text:style-name="style10">*=</text:span><text:span text:style-name="style11">Draught</text:span><text:span text:style-name="style10">;<text:s text:c="8"/></text:span><text:span text:style-name="style2">// или относительно осадки</text:span></text:h>
      <text:h text:style-name="Default">194<text:s text:c="2"/><text:s text:c="12"/><text:span text:style-name="style10">} </text:span><text:span text:style-name="style11">Trim</text:span><text:span text:style-name="style10">=</text:span><text:span text:style-name="style11">asin</text:span><text:span text:style-name="style10">( </text:span><text:span text:style-name="style4">2.0</text:span><text:span text:style-name="style10">*</text:span><text:span text:style-name="style11">Trim</text:span><text:span text:style-name="style10">/</text:span><text:span text:style-name="style11">Length </text:span><text:span text:style-name="style10">);<text:s text:c="9"/></text:span><text:span text:style-name="style2">// к полудлине корпуса</text:span></text:h>
      <text:h text:style-name="Default">195<text:s text:c="2"/><text:s text:c="10"/><text:span text:style-name="style10">}</text:span></text:h>
      <text:h text:style-name="Default">196<text:s text:c="2"/><text:s text:c="10"/><text:span text:style-name="style5">if</text:span><text:span text:style-name="style10">( </text:span><text:span text:style-name="style11">sin</text:span><text:span text:style-name="style10">( </text:span><text:span text:style-name="style11">fabs</text:span><text:span text:style-name="style10">( </text:span><text:span text:style-name="style11">Trim </text:span><text:span text:style-name="style10">)*</text:span><text:span text:style-name="style11">Length</text:span><text:span text:style-name="style10">/</text:span><text:span text:style-name="style4">2.0</text:span><text:span text:style-name="style10">&gt;</text:span><text:span text:style-name="style11">Draught </text:span><text:span text:style-name="style10">) )<text:s text:c="7"/></text:span><text:span text:style-name="style2">// ограничение</text:span></text:h>
      <text:h text:style-name="Default">197<text:s text:c="2"/><text:s text:c="12"/><text:span text:style-name="style11">Trim</text:span><text:span text:style-name="style10">=</text:span><text:span text:style-name="style11">asin</text:span><text:span text:style-name="style10">( </text:span><text:span text:style-name="style4">2</text:span><text:span text:style-name="style10">*</text:span><text:span text:style-name="style11">copysign</text:span><text:span text:style-name="style10">( </text:span><text:span text:style-name="style11">Draught</text:span><text:span text:style-name="style10">,</text:span><text:span text:style-name="style11">Trim </text:span><text:span text:style-name="style10">)/</text:span><text:span text:style-name="style11">Length </text:span><text:span text:style-name="style10">);<text:s text:c="2"/></text:span><text:span text:style-name="style2">// макс.дифферента</text:span></text:h>
      <text:h text:style-name="Default">198<text:s text:c="2"/><text:s text:c="8"/><text:span text:style-name="style10">}</text:span></text:h>
      <text:h text:style-name="Default">199<text:s text:c="2"/><text:s text:c="8"/><text:span text:style-name="style5">if</text:span><text:span text:style-name="style10">( </text:span><text:span text:style-name="style11">z </text:span><text:span text:style-name="style10">&amp;&amp; *</text:span><text:span text:style-name="style11">z </text:span><text:span text:style-name="style10">)<text:s text:c="2"/></text:span><text:span text:style-name="style2">// считывание начальной/исходной метацентрической высоты</text:span></text:h>
      <text:h text:style-name="Default">200<text:s text:c="2"/><text:s text:c="8"/><text:span text:style-name="style10">{ </text:span><text:span text:style-name="style5">if</text:span><text:span text:style-name="style10">( </text:span><text:span text:style-name="style11">z</text:span><text:span text:style-name="style10">=</text:span><text:span text:style-name="style11">strchr</text:span><text:span text:style-name="style10">( </text:span><text:span text:style-name="style11">s</text:span><text:span text:style-name="style10">=</text:span><text:span text:style-name="style11">z</text:span><text:span text:style-name="style10">,</text:span><text:span text:style-name="style7">',' </text:span><text:span text:style-name="style10">) )*</text:span><text:span text:style-name="style11">z</text:span><text:span text:style-name="style10">++=</text:span><text:span text:style-name="style4">0</text:span><text:span text:style-name="style10">;</text:span></text:h>
      <text:h text:style-name="Default">201<text:s text:c="2"/><text:s text:c="10"/><text:span text:style-name="style5">if</text:span><text:span text:style-name="style10">( </text:span><text:span text:style-name="style11">strcut</text:span><text:span text:style-name="style10">( </text:span><text:span text:style-name="style11">s </text:span><text:span text:style-name="style10">) ){ </text:span><text:span text:style-name="style11">hX</text:span><text:span text:style-name="style10">=</text:span><text:span text:style-name="style11">strtod</text:span><text:span text:style-name="style10">( </text:span><text:span text:style-name="style11">s</text:span><text:span text:style-name="style10">,&amp;</text:span><text:span text:style-name="style11">s </text:span><text:span text:style-name="style10">);</text:span></text:h>
      <text:h text:style-name="Default">202<text:s text:c="2"/><text:s text:c="12"/><text:span text:style-name="style5">if</text:span><text:span text:style-name="style10">( </text:span><text:span text:style-name="style11">wcspbrk</text:span><text:span text:style-name="style10">( </text:span><text:span text:style-name="style11">U2W</text:span><text:span text:style-name="style10">( </text:span><text:span text:style-name="style11">s </text:span><text:span text:style-name="style10">),</text:span><text:span text:style-name="style6">L"м"</text:span><text:span text:style-name="style10">) )</text:span><text:span text:style-name="style11">AtoM</text:span><text:span text:style-name="style10">( </text:span><text:span text:style-name="style11">s</text:span><text:span text:style-name="style10">,</text:span><text:span text:style-name="style11">hX </text:span><text:span text:style-name="style10">); </text:span><text:span text:style-name="style2">// в абсолютных метрах</text:span></text:h>
      <text:h text:style-name="Default">203<text:s text:c="2"/><text:s text:c="12"/><text:span text:style-name="style5">else </text:span><text:span text:style-name="style10">{ </text:span><text:span text:style-name="style11">AtoA</text:span><text:span text:style-name="style10">( </text:span><text:span text:style-name="style11">s</text:span><text:span text:style-name="style10">,</text:span><text:span text:style-name="style11">hX </text:span><text:span text:style-name="style10">); </text:span><text:span text:style-name="style11">hX</text:span><text:span text:style-name="style10">*=</text:span><text:span text:style-name="style11">Breadth</text:span><text:span text:style-name="style10">; }<text:s text:c="6"/></text:span><text:span text:style-name="style2">// или относительно ширины</text:span></text:h>
      <text:h text:style-name="Default">204<text:s text:c="2"/><text:s text:c="10"/><text:span text:style-name="style10">}</text:span></text:h>
      <text:h text:style-name="Default">205<text:s text:c="2"/><text:s text:c="10"/><text:span text:style-name="style5">if</text:span><text:span text:style-name="style10">( </text:span><text:span text:style-name="style11">z </text:span><text:span text:style-name="style10">&amp;&amp; *</text:span><text:span text:style-name="style11">z </text:span><text:span text:style-name="style10">)<text:s text:c="8"/></text:span><text:span text:style-name="style15">//! выбор модели штормовой гидромеханики корабля</text:span></text:h>
      <text:h text:style-name="Default">206<text:s text:c="2"/><text:s text:c="10"/><text:span text:style-name="style5">if</text:span><text:span text:style-name="style10">( </text:span><text:span text:style-name="style11">strcut</text:span><text:span text:style-name="style10">( </text:span><text:span text:style-name="style11">s</text:span><text:span text:style-name="style10">=</text:span><text:span text:style-name="style11">z </text:span><text:span text:style-name="style10">) )</text:span><text:span text:style-name="style11">Statum</text:span><text:span text:style-name="style10">=</text:span><text:span text:style-name="style5">byte</text:span><text:span text:style-name="style10">( </text:span><text:span text:style-name="style16">minmax</text:span><text:span text:style-name="style10">( </text:span><text:span text:style-name="style4">0</text:span><text:span text:style-name="style10">,</text:span><text:span text:style-name="style11">atoi</text:span><text:span text:style-name="style10">( </text:span><text:span text:style-name="style11">s </text:span><text:span text:style-name="style10">),</text:span><text:span text:style-name="style4">4 </text:span><text:span text:style-name="style10">) );</text:span></text:h>
      <text:h text:style-name="Default">207<text:s text:c="2"/><text:s text:c="6"/><text:span text:style-name="style10">} }</text:span></text:h>
      <text:h text:style-name="Default">208<text:s text:c="2"/><text:s text:c="6"/><text:span text:style-name="style5">if</text:span><text:span text:style-name="style10">( </text:span><text:span text:style-name="style11">D</text:span><text:span text:style-name="style10">&gt;</text:span><text:span text:style-name="style4">0 </text:span><text:span text:style-name="style10">&amp;&amp; </text:span><text:span text:style-name="style11">D</text:span><text:span text:style-name="style10">!=</text:span><text:span text:style-name="style11">Draught </text:span><text:span text:style-name="style10">)<text:s text:c="5"/></text:span><text:span text:style-name="style2">// изменение конструктивной осадки парохода</text:span></text:h>
      <text:h text:style-name="Default">209<text:s text:c="2"/><text:s text:c="6"/><text:span text:style-name="style5">if</text:span><text:span text:style-name="style10">( !</text:span><text:span text:style-name="style11">Read</text:span><text:span text:style-name="style10">( </text:span><text:span text:style-name="style11">FileName</text:span><text:span text:style-name="style10">,</text:span><text:span text:style-name="style11">D </text:span><text:span text:style-name="style10">) )</text:span><text:span text:style-name="style11">Break</text:span><text:span text:style-name="style10">( </text:span><text:span text:style-name="style6">"Ошибка смены осадки: %s"</text:span><text:span text:style-name="style10">,</text:span><text:span text:style-name="style11">FileName </text:span><text:span text:style-name="style10">);</text:span></text:h>
      <text:h text:style-name="Default">210<text:s text:c="2"/><text:s text:c="2"/><text:span text:style-name="style10">} } </text:span><text:span text:style-name="style5">return </text:span><text:span text:style-name="style11">Initial</text:span><text:span text:style-name="style10">();</text:span></text:h>
      <text:h text:style-name="Default">211<text:s text:c="2"/><text:span text:style-name="style10">}</text:span></text:h>
      <text:h text:style-name="Default">212<text:s text:c="2"/><text:span text:style-name="style2">//<text:s text:c="4"/>выборка факторов демпфирования поступательных и угловых колебаний корпуса</text:span></text:h>
      <text:h text:style-name="Default">213<text:s text:c="2"/><text:span text:style-name="style2">//</text:span></text:h>
      <text:h text:style-name="Default">214<text:s text:c="2"/><text:span text:style-name="style11">Hull</text:span><text:span text:style-name="style10">&amp; </text:span><text:span text:style-name="style11">Hull</text:span><text:span text:style-name="style10">::</text:span><text:span text:style-name="style11">GetDam</text:span><text:span text:style-name="style10">( </text:span><text:span text:style-name="style5">char </text:span><text:span text:style-name="style10">*</text:span><text:span text:style-name="style11">s </text:span><text:span text:style-name="style10">)</text:span></text:h>
      <text:h text:style-name="Default">215<text:s text:c="2"/><text:span text:style-name="style10">{ </text:span><text:span text:style-name="style5">char </text:span><text:span text:style-name="style10">*</text:span><text:span text:style-name="style11">z</text:span><text:span text:style-name="style10">;<text:s text:c="22"/></text:span><text:span text:style-name="style2">// тройки числовых величины разделяются запятой</text:span></text:h>
      <text:h text:style-name="Default">216<text:s text:c="2"/><text:s text:c="2"/><text:span text:style-name="style5">if</text:span><text:span text:style-name="style10">( </text:span><text:span text:style-name="style11">z</text:span><text:span text:style-name="style10">=</text:span><text:span text:style-name="style11">strchr</text:span><text:span text:style-name="style10">( </text:span><text:span text:style-name="style11">s</text:span><text:span text:style-name="style10">,</text:span><text:span text:style-name="style7">',' </text:span><text:span text:style-name="style10">) )*</text:span><text:span text:style-name="style11">z</text:span><text:span text:style-name="style10">++=</text:span><text:span text:style-name="style4">0</text:span><text:span text:style-name="style10">; </text:span><text:span text:style-name="style15">//!<text:s text:c="3"/>ограничение поля новой числовой величины</text:span></text:h>
      <text:h text:style-name="Default">217<text:s text:c="2"/><text:s text:c="2"/><text:span text:style-name="style11">sscanf</text:span><text:span text:style-name="style10">( </text:span><text:span text:style-name="style11">s</text:span><text:span text:style-name="style10">,</text:span><text:span text:style-name="style6">"%lg%lg%lg"</text:span><text:span text:style-name="style10">,&amp;</text:span><text:span text:style-name="style11">muF</text:span><text:span text:style-name="style10">.</text:span><text:span text:style-name="style11">x</text:span><text:span text:style-name="style10">,&amp;</text:span><text:span text:style-name="style11">muF</text:span><text:span text:style-name="style10">.</text:span><text:span text:style-name="style11">y</text:span><text:span text:style-name="style10">,&amp;</text:span><text:span text:style-name="style11">muF</text:span><text:span text:style-name="style10">.</text:span><text:span text:style-name="style11">z </text:span><text:span text:style-name="style10">);<text:s text:c="6"/></text:span><text:span text:style-name="style2">// пустой строке числе нет</text:span></text:h>
      <text:h text:style-name="Default">218<text:s text:c="2"/><text:s text:c="2"/><text:span text:style-name="style5">if</text:span><text:span text:style-name="style10">( </text:span><text:span text:style-name="style11">z </text:span><text:span text:style-name="style10">)</text:span></text:h>
      <text:h text:style-name="Default">219<text:s text:c="2"/><text:s text:c="2"/><text:span text:style-name="style10">{ </text:span><text:span text:style-name="style5">if</text:span><text:span text:style-name="style10">( </text:span><text:span text:style-name="style11">z</text:span><text:span text:style-name="style10">=</text:span><text:span text:style-name="style11">strchr</text:span><text:span text:style-name="style10">( </text:span><text:span text:style-name="style11">s</text:span><text:span text:style-name="style10">=</text:span><text:span text:style-name="style11">z</text:span><text:span text:style-name="style10">,</text:span><text:span text:style-name="style7">',' </text:span><text:span text:style-name="style10">) )*</text:span><text:span text:style-name="style11">z</text:span><text:span text:style-name="style10">++=</text:span><text:span text:style-name="style4">0</text:span><text:span text:style-name="style10">; </text:span><text:span text:style-name="style2">// к фактору компенсации парадокса Даламбера</text:span></text:h>
      <text:h text:style-name="Default">220<text:s text:c="2"/><text:s text:c="4"/><text:span text:style-name="style11">sscanf</text:span><text:span text:style-name="style10">( </text:span><text:span text:style-name="style11">s</text:span><text:span text:style-name="style10">,</text:span><text:span text:style-name="style6">"%lg%lg%lg"</text:span><text:span text:style-name="style10">,&amp;</text:span><text:span text:style-name="style11">muM</text:span><text:span text:style-name="style10">.</text:span><text:span text:style-name="style11">x</text:span><text:span text:style-name="style10">,&amp;</text:span><text:span text:style-name="style11">muM</text:span><text:span text:style-name="style10">.</text:span><text:span text:style-name="style11">y</text:span><text:span text:style-name="style10">,&amp;</text:span><text:span text:style-name="style11">muM</text:span><text:span text:style-name="style10">.</text:span><text:span text:style-name="style11">z </text:span><text:span text:style-name="style10">);</text:span></text:h>
      <text:h text:style-name="Default">221<text:s text:c="2"/><text:s text:c="4"/><text:span text:style-name="style5">if</text:span><text:span text:style-name="style10">( </text:span><text:span text:style-name="style11">z </text:span><text:span text:style-name="style10">){ </text:span><text:span text:style-name="style11">sscanf</text:span><text:span text:style-name="style10">( </text:span><text:span text:style-name="style11">s</text:span><text:span text:style-name="style10">=</text:span><text:span text:style-name="style11">z</text:span><text:span text:style-name="style10">,</text:span><text:span text:style-name="style6">"%lg"</text:span><text:span text:style-name="style10">,&amp;</text:span><text:span text:style-name="style11">Kv </text:span><text:span text:style-name="style10">); </text:span><text:span text:style-name="style11">Kv</text:span><text:span text:style-name="style10">=</text:span><text:span text:style-name="style16">minmax</text:span><text:span text:style-name="style10">( </text:span><text:span text:style-name="style4">0.0</text:span><text:span text:style-name="style10">,</text:span><text:span text:style-name="style11">Kv</text:span><text:span text:style-name="style10">,</text:span><text:span text:style-name="style4">1.0 </text:span><text:span text:style-name="style10">); }</text:span></text:h>
      <text:h text:style-name="Default">222<text:s text:c="2"/><text:s text:c="2"/><text:span text:style-name="style10">} </text:span><text:span text:style-name="style11">DampInit</text:span><text:span text:style-name="style10">(); </text:span><text:span text:style-name="style5">return </text:span><text:span text:style-name="style10">*</text:span><text:span text:style-name="style5">this</text:span><text:span text:style-name="style10">;</text:span></text:h>
      <text:h text:style-name="Default">223<text:s text:c="2"/><text:span text:style-name="style10">}</text:span></text:h>
      <text:h text:style-name="Default">224<text:s text:c="2"/><text:span text:style-name="style11">Hull</text:span><text:span text:style-name="style10">&amp; </text:span><text:span text:style-name="style11">Hull</text:span><text:span text:style-name="style10">::</text:span><text:span text:style-name="style11">GetExp</text:span><text:span text:style-name="style10">( </text:span><text:span text:style-name="style5">char </text:span><text:span text:style-name="style10">*</text:span><text:span text:style-name="style11">s </text:span><text:span text:style-name="style10">)<text:s text:c="2"/></text:span><text:span text:style-name="style2">// выборка ключевых слов с произвольным порядком</text:span></text:h>
      <text:h text:style-name="Default">225<text:s text:c="2"/><text:span text:style-name="style10">{ </text:span><text:span text:style-name="style5">bool </text:span><text:span text:style-name="style11">All</text:span><text:span text:style-name="style10">=</text:span><text:span text:style-name="style5">false</text:span><text:span text:style-name="style10">; </text:span><text:span text:style-name="style11">Educt</text:span><text:span text:style-name="style10">=</text:span><text:span text:style-name="style4">0</text:span><text:span text:style-name="style10">;<text:s text:c="5"/></text:span><text:span text:style-name="style2">// и остаётся только то, что выбирается из файла</text:span></text:h>
      <text:h text:style-name="Default">226<text:s text:c="2"/><text:s text:c="2"/><text:span text:style-name="style5">if</text:span><text:span text:style-name="style10">( </text:span><text:span text:style-name="style11">strstr</text:span><text:span text:style-name="style10">( </text:span><text:span text:style-name="style11">s</text:span><text:span text:style-name="style10">,</text:span><text:span text:style-name="style6">"больш"</text:span><text:span text:style-name="style10">))</text:span><text:span text:style-name="style11">Educt</text:span><text:span text:style-name="style10">|=</text:span><text:span text:style-name="style4">0x200</text:span><text:span text:style-name="style10">;<text:s text:c="2"/></text:span><text:span text:style-name="style2">// протокол только наи&lt;больш&gt;их величин</text:span></text:h>
      <text:h text:style-name="Default">227<text:s text:c="2"/><text:s text:c="2"/><text:span text:style-name="style5">if</text:span><text:span text:style-name="style10">( </text:span><text:span text:style-name="style11">strstr</text:span><text:span text:style-name="style10">( </text:span><text:span text:style-name="style11">s</text:span><text:span text:style-name="style10">,</text:span><text:span text:style-name="style6">"всё" </text:span><text:span text:style-name="style10">) ){ </text:span><text:span text:style-name="style11">Educt</text:span><text:span text:style-name="style10">|=</text:span><text:span text:style-name="style4">0xFF</text:span><text:span text:style-name="style10">; </text:span><text:span text:style-name="style11">All</text:span><text:span text:style-name="style10">=</text:span><text:span text:style-name="style5">true</text:span><text:span text:style-name="style10">; } </text:span><text:span text:style-name="style2">// &lt;всё&gt; станет исключением</text:span></text:h>
      <text:h text:style-name="Default">228<text:s text:c="2"/><text:s text:c="2"/><text:span text:style-name="style5">if</text:span><text:span text:style-name="style10">( </text:span><text:span text:style-name="style11">strstr</text:span><text:span text:style-name="style10">( </text:span><text:span text:style-name="style11">s</text:span><text:span text:style-name="style10">,</text:span><text:span text:style-name="style6">"ход" </text:span><text:span text:style-name="style10">) )</text:span><text:span text:style-name="style11">Educt</text:span><text:span text:style-name="style10">=</text:span><text:span text:style-name="style11">All</text:span><text:span text:style-name="style10">? </text:span><text:span text:style-name="style11">Educt</text:span><text:span text:style-name="style10">&amp;~</text:span><text:span text:style-name="style4">1 </text:span><text:span text:style-name="style10">: </text:span><text:span text:style-name="style11">Educt</text:span><text:span text:style-name="style10">|</text:span><text:span text:style-name="style4">1</text:span><text:span text:style-name="style10">; </text:span><text:span text:style-name="style2">// скорость &lt;ход&gt;а</text:span></text:h>
      <text:h text:style-name="Default">229<text:s text:c="2"/><text:s text:c="2"/><text:span text:style-name="style5">if</text:span><text:span text:style-name="style10">( </text:span><text:span text:style-name="style11">strstr</text:span><text:span text:style-name="style10">( </text:span><text:span text:style-name="style11">s</text:span><text:span text:style-name="style10">,</text:span><text:span text:style-name="style6">"рыск"</text:span><text:span text:style-name="style10">) )</text:span><text:span text:style-name="style11">Educt</text:span><text:span text:style-name="style10">=</text:span><text:span text:style-name="style11">All</text:span><text:span text:style-name="style10">? </text:span><text:span text:style-name="style11">Educt</text:span><text:span text:style-name="style10">&amp;~</text:span><text:span text:style-name="style4">2 </text:span><text:span text:style-name="style10">: </text:span><text:span text:style-name="style11">Educt</text:span><text:span text:style-name="style10">|</text:span><text:span text:style-name="style4">2</text:span><text:span text:style-name="style10">; </text:span><text:span text:style-name="style2">// &lt;рыск&gt;ание на курсе</text:span></text:h>
      <text:h text:style-name="Default">230<text:s text:c="2"/><text:s text:c="2"/><text:span text:style-name="style5">if</text:span><text:span text:style-name="style10">( </text:span><text:span text:style-name="style11">strstr</text:span><text:span text:style-name="style10">( </text:span><text:span text:style-name="style11">s</text:span><text:span text:style-name="style10">,</text:span><text:span text:style-name="style6">"верт"</text:span><text:span text:style-name="style10">) )</text:span><text:span text:style-name="style11">Educt</text:span><text:span text:style-name="style10">=</text:span><text:span text:style-name="style11">All</text:span><text:span text:style-name="style10">? </text:span><text:span text:style-name="style11">Educt</text:span><text:span text:style-name="style10">&amp;~</text:span><text:span text:style-name="style4">4 </text:span><text:span text:style-name="style10">: </text:span><text:span text:style-name="style11">Educt</text:span><text:span text:style-name="style10">|</text:span><text:span text:style-name="style4">4</text:span><text:span text:style-name="style10">; </text:span><text:span text:style-name="style2">// &lt;верт&gt;икальная качка</text:span></text:h>
      <text:h text:style-name="Default">231<text:s text:c="2"/><text:s text:c="2"/><text:span text:style-name="style5">if</text:span><text:span text:style-name="style10">( </text:span><text:span text:style-name="style11">strstr</text:span><text:span text:style-name="style10">( </text:span><text:span text:style-name="style11">s</text:span><text:span text:style-name="style10">,</text:span><text:span text:style-name="style6">"борт"</text:span><text:span text:style-name="style10">) )</text:span><text:span text:style-name="style11">Educt</text:span><text:span text:style-name="style10">=</text:span><text:span text:style-name="style11">All</text:span><text:span text:style-name="style10">? </text:span><text:span text:style-name="style11">Educt</text:span><text:span text:style-name="style10">&amp;~</text:span><text:span text:style-name="style4">8 </text:span><text:span text:style-name="style10">: </text:span><text:span text:style-name="style11">Educt</text:span><text:span text:style-name="style10">|</text:span><text:span text:style-name="style4">8</text:span><text:span text:style-name="style10">; </text:span><text:span text:style-name="style2">// &lt;борт&gt;овая качка</text:span></text:h>
      <text:h text:style-name="Default">232<text:s text:c="2"/><text:s text:c="2"/><text:span text:style-name="style5">if</text:span><text:span text:style-name="style10">( </text:span><text:span text:style-name="style11">strstr</text:span><text:span text:style-name="style10">( </text:span><text:span text:style-name="style11">s</text:span><text:span text:style-name="style10">,</text:span><text:span text:style-name="style6">"кил" </text:span><text:span text:style-name="style10">) )</text:span><text:span text:style-name="style11">Educt</text:span><text:span text:style-name="style10">=</text:span><text:span text:style-name="style11">All</text:span><text:span text:style-name="style10">? </text:span><text:span text:style-name="style11">Educt</text:span><text:span text:style-name="style10">&amp;~</text:span><text:span text:style-name="style4">16</text:span><text:span text:style-name="style10">: </text:span><text:span text:style-name="style11">Educt</text:span><text:span text:style-name="style10">|</text:span><text:span text:style-name="style4">16</text:span><text:span text:style-name="style10">;</text:span><text:span text:style-name="style2">// &lt;кил&gt;евая качка</text:span></text:h>
      <text:h text:style-name="Default">233<text:s text:c="2"/><text:s text:c="2"/><text:span text:style-name="style5">if</text:span><text:span text:style-name="style10">( </text:span><text:span text:style-name="style11">strstr</text:span><text:span text:style-name="style10">( </text:span><text:span text:style-name="style11">s</text:span><text:span text:style-name="style10">,</text:span><text:span text:style-name="style6">"корм"</text:span><text:span text:style-name="style10">) )</text:span><text:span text:style-name="style11">Educt</text:span><text:span text:style-name="style10">=</text:span><text:span text:style-name="style11">All</text:span><text:span text:style-name="style10">? </text:span><text:span text:style-name="style11">Educt</text:span><text:span text:style-name="style10">&amp;~</text:span><text:span text:style-name="style4">32</text:span><text:span text:style-name="style10">: </text:span><text:span text:style-name="style11">Educt</text:span><text:span text:style-name="style10">|</text:span><text:span text:style-name="style4">32</text:span><text:span text:style-name="style10">; </text:span><text:span text:style-name="style2">// ускорения в &lt;корм&gt;е</text:span></text:h>
      <text:h text:style-name="Default">234<text:s text:c="2"/><text:s text:c="2"/><text:span text:style-name="style5">if</text:span><text:span text:style-name="style10">( </text:span><text:span text:style-name="style11">strstr</text:span><text:span text:style-name="style10">( </text:span><text:span text:style-name="style11">s</text:span><text:span text:style-name="style10">,</text:span><text:span text:style-name="style6">"мид" </text:span><text:span text:style-name="style10">) )</text:span><text:span text:style-name="style11">Educt</text:span><text:span text:style-name="style10">=</text:span><text:span text:style-name="style11">All</text:span><text:span text:style-name="style10">? </text:span><text:span text:style-name="style11">Educt</text:span><text:span text:style-name="style10">&amp;~</text:span><text:span text:style-name="style4">64</text:span><text:span text:style-name="style10">: </text:span><text:span text:style-name="style11">Educt</text:span><text:span text:style-name="style10">|</text:span><text:span text:style-name="style4">64</text:span><text:span text:style-name="style10">;<text:s text:c="2"/></text:span><text:span text:style-name="style2">// --//-- на &lt;мид&gt;еле</text:span></text:h>
      <text:h text:style-name="Default">235<text:s text:c="2"/><text:s text:c="2"/><text:span text:style-name="style5">if</text:span><text:span text:style-name="style10">( </text:span><text:span text:style-name="style11">strstr</text:span><text:span text:style-name="style10">( </text:span><text:span text:style-name="style11">s</text:span><text:span text:style-name="style10">,</text:span><text:span text:style-name="style6">"нос" </text:span><text:span text:style-name="style10">) )</text:span><text:span text:style-name="style11">Educt</text:span><text:span text:style-name="style10">=</text:span><text:span text:style-name="style11">All</text:span><text:span text:style-name="style10">? </text:span><text:span text:style-name="style11">Educt</text:span><text:span text:style-name="style10">&amp;~</text:span><text:span text:style-name="style4">128</text:span><text:span text:style-name="style10">:</text:span><text:span text:style-name="style11">Educt</text:span><text:span text:style-name="style10">|</text:span><text:span text:style-name="style4">128</text:span><text:span text:style-name="style10">;<text:s text:c="2"/></text:span><text:span text:style-name="style2">// в &lt;нос&gt;овой части</text:span></text:h>
      <text:h text:style-name="Default">236<text:s text:c="2"/><text:s text:c="1"/><text:span text:style-name="style5">char </text:span><text:span text:style-name="style10">*</text:span><text:span text:style-name="style11">z</text:span><text:span text:style-name="style10">=</text:span><text:span text:style-name="style11">strpbrk</text:span><text:span text:style-name="style10">( </text:span><text:span text:style-name="style11">s</text:span><text:span text:style-name="style10">,</text:span><text:span text:style-name="style6">"\"'" </text:span><text:span text:style-name="style10">);</text:span></text:h>
      <text:h text:style-name="Default">237<text:s text:c="2"/><text:s text:c="2"/><text:span text:style-name="style5">if</text:span><text:span text:style-name="style10">( </text:span><text:span text:style-name="style11">z </text:span><text:span text:style-name="style10">)</text:span></text:h>
      <text:h text:style-name="Default">238<text:s text:c="2"/><text:s text:c="2"/><text:span text:style-name="style10">{ </text:span><text:span text:style-name="style5">Real </text:span><text:span text:style-name="style11">c </text:span><text:span text:style-name="style10">= </text:span><text:span text:style-name="style11">z</text:span><text:span text:style-name="style10">[</text:span><text:span text:style-name="style4">0</text:span><text:span text:style-name="style10">]==</text:span><text:span text:style-name="style7">'\''</text:span><text:span text:style-name="style10">?</text:span><text:span text:style-name="style4">60</text:span><text:span text:style-name="style10">:</text:span><text:span text:style-name="style4">1</text:span><text:span text:style-name="style10">;</text:span></text:h>
      <text:h text:style-name="Default">239<text:s text:c="2"/><text:s text:c="4"/><text:span text:style-name="style5">while</text:span><text:span text:style-name="style10">( </text:span><text:span text:style-name="style11">z</text:span><text:span text:style-name="style10">&gt;</text:span><text:span text:style-name="style11">s </text:span><text:span text:style-name="style10">&amp;&amp; </text:span><text:span text:style-name="style11">z</text:span><text:span text:style-name="style10">[-</text:span><text:span text:style-name="style4">1</text:span><text:span text:style-name="style10">]==</text:span><text:span text:style-name="style7">' ' </text:span><text:span text:style-name="style10">)--</text:span><text:span text:style-name="style11">z</text:span><text:span text:style-name="style10">;</text:span></text:h>
      <text:h text:style-name="Default">240<text:s text:c="2"/><text:s text:c="4"/><text:span text:style-name="style5">while</text:span><text:span text:style-name="style10">( </text:span><text:span text:style-name="style11">z</text:span><text:span text:style-name="style10">&gt;</text:span><text:span text:style-name="style11">s </text:span><text:span text:style-name="style10">&amp;&amp; </text:span><text:span text:style-name="style11">isdigit</text:span><text:span text:style-name="style10">( </text:span><text:span text:style-name="style11">z</text:span><text:span text:style-name="style10">[-</text:span><text:span text:style-name="style4">1</text:span><text:span text:style-name="style10">] ) )--</text:span><text:span text:style-name="style11">z</text:span><text:span text:style-name="style10">;</text:span></text:h>
      <text:h text:style-name="Default">241<text:s text:c="2"/><text:s text:c="4"/><text:span text:style-name="style5">if</text:span><text:span text:style-name="style10">( </text:span><text:span text:style-name="style11">isdigit</text:span><text:span text:style-name="style10">( </text:span><text:span text:style-name="style11">z</text:span><text:span text:style-name="style10">[</text:span><text:span text:style-name="style4">0</text:span><text:span text:style-name="style10">] ) )</text:span><text:span text:style-name="style11">sT</text:span><text:span text:style-name="style10">=</text:span><text:span text:style-name="style11">c</text:span><text:span text:style-name="style10">*</text:span><text:span text:style-name="style11">strtod</text:span><text:span text:style-name="style10">( </text:span><text:span text:style-name="style11">z</text:span><text:span text:style-name="style10">,&amp;</text:span><text:span text:style-name="style11">z </text:span><text:span text:style-name="style10">); </text:span><text:span text:style-name="style5">if</text:span><text:span text:style-name="style10">( </text:span><text:span text:style-name="style11">sT</text:span><text:span text:style-name="style10">&lt;</text:span><text:span text:style-name="style4">12 </text:span><text:span text:style-name="style10">)</text:span><text:span text:style-name="style11">sT</text:span><text:span text:style-name="style10">=</text:span><text:span text:style-name="style4">12</text:span><text:span text:style-name="style10">;<text:s text:c="8"/></text:span><text:span text:style-name="style2">// 1 час</text:span></text:h>
      <text:h text:style-name="Default">242<text:s text:c="2"/><text:s text:c="2"/><text:span text:style-name="style10">} </text:span><text:span text:style-name="style5">return </text:span><text:span text:style-name="style10">*</text:span><text:span text:style-name="style5">this</text:span><text:span text:style-name="style10">;</text:span></text:h>
      <text:h text:style-name="Default">243<text:s text:c="2"/><text:span text:style-name="style10">}</text:span></text:h>
      <text:h text:style-name="Default">244<text:s text:c="2"/><text:span text:style-name="style2">//<text:s text:c="5"/>настройка вычислительной акватории и условий генерации штормовых волн</text:span></text:h>
      <text:h text:style-name="Default">245<text:s text:c="2"/><text:span text:style-name="style2">//</text:span></text:h>
      <text:h text:style-name="Default">246<text:s text:c="2"/><text:span text:style-name="style11">Field</text:span><text:span text:style-name="style10">&amp; </text:span><text:span text:style-name="style11">Field</text:span><text:span text:style-name="style10">::</text:span><text:span text:style-name="style11">Get</text:span><text:span text:style-name="style10">( </text:span><text:span text:style-name="style5">char </text:span><text:span text:style-name="style10">*</text:span><text:span text:style-name="style11">s </text:span><text:span text:style-name="style10">)</text:span></text:h>
      <text:h text:style-name="Default">247<text:s text:c="2"/><text:span text:style-name="style10">{ </text:span><text:span text:style-name="style5">char </text:span><text:span text:style-name="style10">*</text:span><text:span text:style-name="style11">z</text:span><text:span text:style-name="style10">; </text:span><text:span text:style-name="style5">Real </text:span><text:span text:style-name="style10">&amp;</text:span><text:span text:style-name="style11">VL</text:span><text:span text:style-name="style10">=</text:span><text:span text:style-name="style11">Vessel</text:span><text:span text:style-name="style10">-&gt;</text:span><text:span text:style-name="style11">Length</text:span><text:span text:style-name="style10">;</text:span></text:h>
      <text:h text:style-name="Default">248<text:s text:c="2"/><text:s text:c="2"/><text:span text:style-name="style5">if</text:span><text:span text:style-name="style10">( </text:span><text:span text:style-name="style11">z</text:span><text:span text:style-name="style10">=</text:span><text:span text:style-name="style11">strchr</text:span><text:span text:style-name="style10">( </text:span><text:span text:style-name="style11">s</text:span><text:span text:style-name="style10">,</text:span><text:span text:style-name="style7">',' </text:span><text:span text:style-name="style10">) )*</text:span><text:span text:style-name="style11">z</text:span><text:span text:style-name="style10">++=</text:span><text:span text:style-name="style4">0</text:span><text:span text:style-name="style10">;<text:s text:c="4"/></text:span><text:span text:style-name="style2">// ограничение поля новой числовой величины</text:span></text:h>
      <text:h text:style-name="Default">249<text:s text:c="2"/><text:s text:c="2"/><text:span text:style-name="style5">if</text:span><text:span text:style-name="style10">( </text:span><text:span text:style-name="style11">strcut</text:span><text:span text:style-name="style10">( </text:span><text:span text:style-name="style11">s </text:span><text:span text:style-name="style10">) )<text:s text:c="8"/></text:span><text:span text:style-name="style15">//! уточнение размерений числовой опытовой акватории</text:span></text:h>
      <text:h text:style-name="Default">250<text:s text:c="2"/><text:s text:c="2"/><text:span text:style-name="style10">{ </text:span><text:span text:style-name="style5">Real </text:span><text:span text:style-name="style11">L</text:span><text:span text:style-name="style10">=</text:span><text:span text:style-name="style11">strtod</text:span><text:span text:style-name="style10">( </text:span><text:span text:style-name="style11">s</text:span><text:span text:style-name="style10">,&amp;</text:span><text:span text:style-name="style11">s </text:span><text:span text:style-name="style10">);</text:span></text:h>
      <text:h text:style-name="Default">251<text:s text:c="2"/><text:s text:c="4"/><text:span text:style-name="style5">Real </text:span><text:span text:style-name="style11">W</text:span><text:span text:style-name="style10">=</text:span><text:span text:style-name="style11">strtod</text:span><text:span text:style-name="style10">( </text:span><text:span text:style-name="style11">s</text:span><text:span text:style-name="style10">,&amp;</text:span><text:span text:style-name="style11">s </text:span><text:span text:style-name="style10">);</text:span></text:h>
      <text:h text:style-name="Default">252<text:s text:c="2"/><text:s text:c="4"/><text:span text:style-name="style5">if</text:span><text:span text:style-name="style10">( </text:span><text:span text:style-name="style11">AtoM</text:span><text:span text:style-name="style10">( </text:span><text:span text:style-name="style11">s</text:span><text:span text:style-name="style10">,</text:span><text:span text:style-name="style11">L </text:span><text:span text:style-name="style10">) ){ </text:span><text:span text:style-name="style11">s</text:span><text:span text:style-name="style10">=</text:span><text:span text:style-name="style11">AtoM</text:span><text:span text:style-name="style10">( </text:span><text:span text:style-name="style11">s</text:span><text:span text:style-name="style10">,</text:span><text:span text:style-name="style11">W </text:span><text:span text:style-name="style10">); </text:span><text:span text:style-name="style5">if</text:span><text:span text:style-name="style10">( </text:span><text:span text:style-name="style11">L</text:span><text:span text:style-name="style10">&gt;</text:span><text:span text:style-name="style4">0 </text:span><text:span text:style-name="style10">)</text:span><text:span text:style-name="style11">Long</text:span><text:span text:style-name="style10">=</text:span><text:span text:style-name="style11">L</text:span><text:span text:style-name="style10">; </text:span><text:span text:style-name="style5">if</text:span><text:span text:style-name="style10">( </text:span><text:span text:style-name="style11">W</text:span><text:span text:style-name="style10">&gt;</text:span><text:span text:style-name="style4">0 </text:span><text:span text:style-name="style10">)</text:span><text:span text:style-name="style11">Wide</text:span><text:span text:style-name="style10">=</text:span><text:span text:style-name="style11">W</text:span><text:span text:style-name="style10">; } </text:span><text:span text:style-name="style5">else</text:span></text:h>
      <text:h text:style-name="Default">253<text:s text:c="2"/><text:s text:c="6"/><text:span text:style-name="style10">{ </text:span><text:span text:style-name="style11">AtoA</text:span><text:span text:style-name="style10">( </text:span><text:span text:style-name="style11">s</text:span><text:span text:style-name="style10">,</text:span><text:span text:style-name="style11">L </text:span><text:span text:style-name="style10">); </text:span><text:span text:style-name="style5">if</text:span><text:span text:style-name="style10">( </text:span><text:span text:style-name="style11">L</text:span><text:span text:style-name="style10">&gt;</text:span><text:span text:style-name="style4">0 </text:span><text:span text:style-name="style10">)</text:span><text:span text:style-name="style11">Long</text:span><text:span text:style-name="style10">=</text:span><text:span text:style-name="style11">L</text:span><text:span text:style-name="style10">*</text:span><text:span text:style-name="style11">VL</text:span><text:span text:style-name="style10">;<text:s text:c="10"/></text:span><text:span text:style-name="style2">// вариант размеров бассейна</text:span></text:h>
      <text:h text:style-name="Default">254<text:s text:c="2"/><text:s text:c="8"/><text:span text:style-name="style11">AtoA</text:span><text:span text:style-name="style10">( </text:span><text:span text:style-name="style11">s</text:span><text:span text:style-name="style10">,</text:span><text:span text:style-name="style11">W </text:span><text:span text:style-name="style10">); </text:span><text:span text:style-name="style5">if</text:span><text:span text:style-name="style10">( </text:span><text:span text:style-name="style11">W</text:span><text:span text:style-name="style10">&gt;</text:span><text:span text:style-name="style4">0 </text:span><text:span text:style-name="style10">)</text:span><text:span text:style-name="style11">Wide</text:span><text:span text:style-name="style10">=</text:span><text:span text:style-name="style11">W</text:span><text:span text:style-name="style10">*</text:span><text:span text:style-name="style11">VL</text:span><text:span text:style-name="style10">;<text:s text:c="10"/></text:span><text:span text:style-name="style2">// относительно длины корабля</text:span></text:h>
      <text:h text:style-name="Default">255<text:s text:c="2"/><text:s text:c="4"/><text:span text:style-name="style10">} </text:span><text:span text:style-name="style5">if</text:span><text:span text:style-name="style10">( </text:span><text:span text:style-name="style11">Long</text:span><text:span text:style-name="style10">&lt;</text:span><text:span text:style-name="style11">VL</text:span><text:span text:style-name="style10">*</text:span><text:span text:style-name="style4">4 </text:span><text:span text:style-name="style10">)</text:span><text:span text:style-name="style11">Long</text:span><text:span text:style-name="style10">=</text:span><text:span text:style-name="style11">VL</text:span><text:span text:style-name="style10">*</text:span><text:span text:style-name="style4">4</text:span><text:span text:style-name="style10">;<text:s text:c="19"/></text:span><text:span text:style-name="style2">// контроль слишком малых</text:span></text:h>
      <text:h text:style-name="Default">256<text:s text:c="2"/><text:s text:c="6"/><text:span text:style-name="style5">if</text:span><text:span text:style-name="style10">( </text:span><text:span text:style-name="style11">Wide</text:span><text:span text:style-name="style10">&lt;</text:span><text:span text:style-name="style11">VL</text:span><text:span text:style-name="style10">*</text:span><text:span text:style-name="style4">3 </text:span><text:span text:style-name="style10">)</text:span><text:span text:style-name="style11">Wide</text:span><text:span text:style-name="style10">=</text:span><text:span text:style-name="style11">VL</text:span><text:span text:style-name="style10">*</text:span><text:span text:style-name="style4">3</text:span><text:span text:style-name="style10">;<text:s text:c="19"/></text:span><text:span text:style-name="style2">// размеров акватории</text:span></text:h>
      <text:h text:style-name="Default">257<text:s text:c="2"/><text:s text:c="2"/><text:span text:style-name="style10">}</text:span></text:h>
      <text:h text:style-name="Default">258<text:s text:c="2"/><text:s text:c="2"/><text:span text:style-name="style5">if</text:span><text:span text:style-name="style10">( </text:span><text:span text:style-name="style11">z </text:span><text:span text:style-name="style10">&amp;&amp; *</text:span><text:span text:style-name="style11">z </text:span><text:span text:style-name="style10">)<text:s text:c="19"/></text:span><text:span text:style-name="style15">//! выбор режимов генерации морского волнения</text:span></text:h>
      <text:h text:style-name="Default">259<text:s text:c="2"/><text:s text:c="2"/><text:span text:style-name="style10">{ </text:span><text:span text:style-name="style5">if</text:span><text:span text:style-name="style10">( </text:span><text:span text:style-name="style11">z</text:span><text:span text:style-name="style10">=</text:span><text:span text:style-name="style11">strchr</text:span><text:span text:style-name="style10">( </text:span><text:span text:style-name="style11">s</text:span><text:span text:style-name="style10">=</text:span><text:span text:style-name="style11">z</text:span><text:span text:style-name="style10">,</text:span><text:span text:style-name="style7">',' </text:span><text:span text:style-name="style10">) )*</text:span><text:span text:style-name="style11">z</text:span><text:span text:style-name="style10">++=</text:span><text:span text:style-name="style4">0</text:span><text:span text:style-name="style10">;</text:span></text:h>
      <text:h text:style-name="Default">260<text:s text:c="2"/><text:s text:c="4"/><text:span text:style-name="style5">if</text:span><text:span text:style-name="style10">( </text:span><text:span text:style-name="style11">strcut</text:span><text:span text:style-name="style10">( </text:span><text:span text:style-name="style11">s </text:span><text:span text:style-name="style10">) )</text:span></text:h>
      <text:h text:style-name="Default">261<text:s text:c="2"/><text:s text:c="4"/><text:span text:style-name="style10">{ </text:span><text:span text:style-name="style5">int </text:span><text:span text:style-name="style11">i</text:span><text:span text:style-name="style10">=</text:span><text:span text:style-name="style11">atoi</text:span><text:span text:style-name="style10">( </text:span><text:span text:style-name="style11">s </text:span><text:span text:style-name="style10">);<text:s text:c="2"/></text:span><text:span text:style-name="style5">if</text:span><text:span text:style-name="style10">( </text:span><text:span text:style-name="style11">i</text:span><text:span text:style-name="style10">&gt;=</text:span><text:span text:style-name="style4">0</text:span><text:span text:style-name="style10">&amp;&amp;</text:span><text:span text:style-name="style11">i</text:span><text:span text:style-name="style10">&lt;=</text:span><text:span text:style-name="style4">3 </text:span><text:span text:style-name="style10">)</text:span><text:span text:style-name="style11">Exp</text:span><text:span text:style-name="style10">.</text:span><text:span text:style-name="style11">wave</text:span><text:span text:style-name="style10">=</text:span><text:span text:style-name="style5">byte</text:span><text:span text:style-name="style10">(</text:span><text:span text:style-name="style11">i</text:span><text:span text:style-name="style10">);</text:span></text:h>
      <text:h text:style-name="Default">262<text:s text:c="2"/><text:s text:c="6"/><text:span text:style-name="style5">if</text:span><text:span text:style-name="style10">( </text:span><text:span text:style-name="style11">z </text:span><text:span text:style-name="style10">&amp;&amp; *</text:span><text:span text:style-name="style11">z </text:span><text:span text:style-name="style10">)</text:span><text:span text:style-name="style15">//! уточнение к простым полным потокам или в трохоидальности</text:span></text:h>
      <text:h text:style-name="Default">263<text:s text:c="2"/><text:s text:c="6"/><text:span text:style-name="style5">if</text:span><text:span text:style-name="style10">( </text:span><text:span text:style-name="style11">strcut</text:span><text:span text:style-name="style10">( </text:span><text:span text:style-name="style11">s</text:span><text:span text:style-name="style10">=</text:span><text:span text:style-name="style11">z </text:span><text:span text:style-name="style10">) )</text:span></text:h>
      <text:h text:style-name="Default">264<text:s text:c="2"/><text:s text:c="6"/><text:span text:style-name="style10">{ </text:span><text:span text:style-name="style5">int </text:span><text:span text:style-name="style11">i</text:span><text:span text:style-name="style10">=</text:span><text:span text:style-name="style11">atoi</text:span><text:span text:style-name="style10">( </text:span><text:span text:style-name="style11">s </text:span><text:span text:style-name="style10">); </text:span><text:span text:style-name="style5">if</text:span><text:span text:style-name="style10">( </text:span><text:span text:style-name="style11">i</text:span><text:span text:style-name="style10">&gt;=</text:span><text:span text:style-name="style4">0</text:span><text:span text:style-name="style10">&amp;&amp;</text:span><text:span text:style-name="style11">i</text:span><text:span text:style-name="style10">&lt;=</text:span><text:span text:style-name="style4">4 </text:span><text:span text:style-name="style10">)</text:span><text:span text:style-name="style11">Exp</text:span><text:span text:style-name="style10">.</text:span><text:span text:style-name="style11">peak</text:span><text:span text:style-name="style10">=</text:span><text:span text:style-name="style5">byte</text:span><text:span text:style-name="style10">(</text:span><text:span text:style-name="style11">i</text:span><text:span text:style-name="style10">);</text:span></text:h>
      <text:h text:style-name="Default">265<text:s text:c="2"/><text:s text:c="4"/><text:span text:style-name="style10">} }</text:span></text:h>
      <text:h text:style-name="Default">266<text:s text:c="2"/><text:s text:c="2"/><text:span text:style-name="style10">} </text:span><text:span text:style-name="style5">return </text:span><text:span text:style-name="style10">*</text:span><text:span text:style-name="style5">this</text:span><text:span text:style-name="style10">;</text:span></text:h>
      <text:h text:style-name="Default">267<text:s text:c="2"/><text:span text:style-name="style10">}</text:span></text:h>
      <text:h text:style-name="Default">268<text:s text:c="2"/><text:span text:style-name="style2">//<text:s text:c="4"/>переопределение характеристик групповой структуры штормового волнения</text:span></text:h>
      <text:h text:style-name="Default">269<text:s text:c="2"/><text:span text:style-name="style2">//</text:span></text:h>
      <text:h text:style-name="Default">270<text:s text:c="2"/><text:span text:style-name="style11">Waves</text:span><text:span text:style-name="style10">&amp;</text:span></text:h>
      <text:h text:style-name="Default">271<text:s text:c="2"/><text:span text:style-name="style11">Waves</text:span><text:span text:style-name="style10">::</text:span><text:span text:style-name="style11">Get</text:span><text:span text:style-name="style10">( </text:span><text:span text:style-name="style5">char </text:span><text:span text:style-name="style10">*</text:span><text:span text:style-name="style11">s</text:span><text:span text:style-name="style10">, </text:span><text:span text:style-name="style5">Real </text:span><text:span text:style-name="style10">&amp;</text:span><text:span text:style-name="style11">L</text:span><text:span text:style-name="style10">, </text:span><text:span text:style-name="style5">Real </text:span><text:span text:style-name="style10">&amp;</text:span><text:span text:style-name="style11">H</text:span><text:span text:style-name="style10">, </text:span><text:span text:style-name="style5">Real </text:span><text:span text:style-name="style10">&amp;</text:span><text:span text:style-name="style11">D </text:span><text:span text:style-name="style10">)<text:s text:c="2"/></text:span><text:span text:style-name="style2">// характеристики пакета волн</text:span></text:h>
      <text:h text:style-name="Default">272<text:s text:c="2"/><text:span text:style-name="style10">{ </text:span><text:span text:style-name="style1">/* «Wave», «Swell», «Surge» или «Волна», «Зыбь» и «Вал» – исходные величины:</text:span></text:h>
      <text:h text:style-name="Default">273<text:s text:c="2"/><text:s text:c="3"/><text:span text:style-name="style1">[Δ%‰|м|'"] длина относительно корпуса корабля[Δ], в метрах[м] или период во времени['"]</text:span></text:h>
      <text:h text:style-name="Default">274<text:s text:c="2"/><text:s text:c="3"/><text:span text:style-name="style1">[Δ|%‰|м] высота относительно обрушающегося гребня[Δ], в процентах от осадки корпуса,</text:span></text:h>
      <text:h text:style-name="Default">275<text:s text:c="2"/><text:s text:c="12"/><text:span text:style-name="style1">или собственно в метрах в отношении удвоенного трохоидального радиуса [м]</text:span></text:h>
      <text:h text:style-name="Default">276<text:s text:c="2"/><text:s text:c="3"/><text:span text:style-name="style1">[°|☼] направление распространения пакета волн в градусах[°] или румбах [☼] компаса</text:span></text:h>
      <text:h text:style-name="Default">277<text:s text:c="2"/><text:s text:c="3"/><text:span text:style-name="style1">≡⇒0<text:s text:c="3"/>начальный отсчет номера/фазы трохоидальной волны: (+)-в ожидание (-)-пропуск,</text:span></text:h>
      <text:h text:style-name="Default">278<text:s text:c="2"/><text:s text:c="7"/><text:span text:style-name="style1">– отсчёт гребня волны от обнулённого начала групповой структуры. */</text:span></text:h>
      <text:h text:style-name="Default">279<text:s text:c="2"/><text:s text:c="1"/><text:span text:style-name="style5">char </text:span><text:span text:style-name="style10">*</text:span><text:span text:style-name="style11">z</text:span><text:span text:style-name="style10">;<text:s text:c="25"/></text:span><text:span text:style-name="style2">// числовые величины разделяются запятыми</text:span></text:h>
      <text:h text:style-name="Default">280<text:s text:c="2"/><text:s text:c="2"/><text:span text:style-name="style5">if</text:span><text:span text:style-name="style10">( *</text:span><text:span text:style-name="style11">s</text:span><text:span text:style-name="style10">++ != </text:span><text:span text:style-name="style7">':' </text:span><text:span text:style-name="style10">)</text:span><text:span text:style-name="style5">return </text:span><text:span text:style-name="style10">*</text:span><text:span text:style-name="style5">this</text:span><text:span text:style-name="style10">;<text:s text:c="2"/></text:span><text:span text:style-name="style2">// небольшой дополнительный контроль ключа":"</text:span></text:h>
      <text:h text:style-name="Default">281<text:s text:c="2"/><text:s text:c="2"/><text:span text:style-name="style5">if</text:span><text:span text:style-name="style10">( </text:span><text:span text:style-name="style11">z</text:span><text:span text:style-name="style10">=</text:span><text:span text:style-name="style11">strchr</text:span><text:span text:style-name="style10">( </text:span><text:span text:style-name="style11">s</text:span><text:span text:style-name="style10">,</text:span><text:span text:style-name="style7">',' </text:span><text:span text:style-name="style10">) )*</text:span><text:span text:style-name="style11">z</text:span><text:span text:style-name="style10">++=</text:span><text:span text:style-name="style4">0</text:span><text:span text:style-name="style10">;<text:s text:c="2"/></text:span><text:span text:style-name="style15">//! ограничение поля новой числовой величины</text:span></text:h>
      <text:h text:style-name="Default">282<text:s text:c="2"/><text:s text:c="2"/><text:span text:style-name="style5">if</text:span><text:span text:style-name="style10">( </text:span><text:span text:style-name="style11">strcut</text:span><text:span text:style-name="style10">( </text:span><text:span text:style-name="style11">s </text:span><text:span text:style-name="style10">) )<text:s text:c="15"/></text:span><text:span text:style-name="style2">// волнение может определяться в периодах °'"</text:span></text:h>
      <text:h text:style-name="Default">283<text:s text:c="2"/><text:s text:c="2"/><text:span text:style-name="style10">{ </text:span><text:span text:style-name="style5">if</text:span><text:span text:style-name="style10">( </text:span><text:span text:style-name="style11">wcspbrk</text:span><text:span text:style-name="style10">( </text:span><text:span text:style-name="style11">U2W</text:span><text:span text:style-name="style10">(</text:span><text:span text:style-name="style11">s</text:span><text:span text:style-name="style10">),</text:span><text:span text:style-name="style6">L"°'\""</text:span><text:span text:style-name="style10">) ){ </text:span><text:span text:style-name="style11">s</text:span><text:span text:style-name="style10">=</text:span><text:span text:style-name="style11">AtoD</text:span><text:span text:style-name="style10">( </text:span><text:span text:style-name="style11">s</text:span><text:span text:style-name="style10">,</text:span><text:span text:style-name="style11">L </text:span><text:span text:style-name="style10">); </text:span><text:span text:style-name="style11">L</text:span><text:span text:style-name="style10">*=</text:span><text:span text:style-name="style4">3600</text:span><text:span text:style-name="style10">; </text:span><text:span text:style-name="style11">L</text:span><text:span text:style-name="style10">*=</text:span><text:span text:style-name="style11">_g</text:span><text:span text:style-name="style10">*</text:span><text:span text:style-name="style11">L</text:span><text:span text:style-name="style10">/</text:span><text:span text:style-name="style11">_Pd</text:span><text:span text:style-name="style10">; } </text:span><text:span text:style-name="style5">else</text:span></text:h>
      <text:h text:style-name="Default">284<text:s text:c="2"/><text:s text:c="4"/><text:span text:style-name="style10">{ </text:span><text:span text:style-name="style11">L</text:span><text:span text:style-name="style10">=</text:span><text:span text:style-name="style11">strtod</text:span><text:span text:style-name="style10">( </text:span><text:span text:style-name="style11">s</text:span><text:span text:style-name="style10">,&amp;</text:span><text:span text:style-name="style11">s </text:span><text:span text:style-name="style10">);</text:span></text:h>
      <text:h text:style-name="Default">285<text:s text:c="2"/><text:s text:c="6"/><text:span text:style-name="style5">if</text:span><text:span text:style-name="style10">( !</text:span><text:span text:style-name="style11">AtoM</text:span><text:span text:style-name="style10">( </text:span><text:span text:style-name="style11">s</text:span><text:span text:style-name="style10">,</text:span><text:span text:style-name="style11">L </text:span><text:span text:style-name="style10">) ){ </text:span><text:span text:style-name="style11">AtoA</text:span><text:span text:style-name="style10">( </text:span><text:span text:style-name="style11">s</text:span><text:span text:style-name="style10">,</text:span><text:span text:style-name="style11">L </text:span><text:span text:style-name="style10">); </text:span><text:span text:style-name="style11">L</text:span><text:span text:style-name="style10">*=</text:span><text:span text:style-name="style11">Vessel</text:span><text:span text:style-name="style10">-&gt;</text:span><text:span text:style-name="style11">Length</text:span><text:span text:style-name="style10">; }</text:span></text:h>
      <text:h text:style-name="Default">286<text:s text:c="2"/><text:s text:c="2"/><text:span text:style-name="style10">} }<text:s text:c="29"/></text:span><text:span text:style-name="style2">// длина волны в метрах \ долях длины корабля</text:span></text:h>
      <text:h text:style-name="Default">287<text:s text:c="2"/><text:s text:c="2"/><text:span text:style-name="style5">if</text:span><text:span text:style-name="style10">( </text:span><text:span text:style-name="style11">z </text:span><text:span text:style-name="style10">&amp;&amp; *</text:span><text:span text:style-name="style11">z </text:span><text:span text:style-name="style10">)<text:s text:c="19"/></text:span><text:span text:style-name="style15">//! интенсивность или высота волны в метрах</text:span></text:h>
      <text:h text:style-name="Default">288<text:s text:c="2"/><text:s text:c="2"/><text:span text:style-name="style10">{ </text:span><text:span text:style-name="style5">if</text:span><text:span text:style-name="style10">( </text:span><text:span text:style-name="style11">z</text:span><text:span text:style-name="style10">=</text:span><text:span text:style-name="style11">strchr</text:span><text:span text:style-name="style10">( </text:span><text:span text:style-name="style11">s</text:span><text:span text:style-name="style10">=</text:span><text:span text:style-name="style11">z</text:span><text:span text:style-name="style10">,</text:span><text:span text:style-name="style7">',' </text:span><text:span text:style-name="style10">) )*</text:span><text:span text:style-name="style11">z</text:span><text:span text:style-name="style10">++=</text:span><text:span text:style-name="style4">0</text:span><text:span text:style-name="style10">; </text:span><text:span text:style-name="style2">// относительно обрушающегося гребня</text:span></text:h>
      <text:h text:style-name="Default">289<text:s text:c="2"/><text:s text:c="4"/><text:span text:style-name="style5">if</text:span><text:span text:style-name="style10">( </text:span><text:span text:style-name="style11">strcut</text:span><text:span text:style-name="style10">( </text:span><text:span text:style-name="style11">s </text:span><text:span text:style-name="style10">) )<text:s text:c="15"/></text:span><text:span text:style-name="style2">// интенсивность (высота) морского волнения</text:span></text:h>
      <text:h text:style-name="Default">290<text:s text:c="2"/><text:s text:c="4"/><text:span text:style-name="style10">{ </text:span><text:span text:style-name="style11">H</text:span><text:span text:style-name="style10">=</text:span><text:span text:style-name="style11">strtod</text:span><text:span text:style-name="style10">( </text:span><text:span text:style-name="style11">s</text:span><text:span text:style-name="style10">,&amp;</text:span><text:span text:style-name="style11">s </text:span><text:span text:style-name="style10">);</text:span></text:h>
      <text:h text:style-name="Default">291<text:s text:c="2"/><text:s text:c="6"/><text:span text:style-name="style5">if</text:span><text:span text:style-name="style10">( </text:span><text:span text:style-name="style11">AtoM</text:span><text:span text:style-name="style10">( </text:span><text:span text:style-name="style11">s</text:span><text:span text:style-name="style10">,</text:span><text:span text:style-name="style11">H </text:span><text:span text:style-name="style10">) )</text:span><text:span text:style-name="style11">H</text:span><text:span text:style-name="style10">*=</text:span><text:span text:style-name="style11">hW</text:span><text:span text:style-name="style10">/</text:span><text:span text:style-name="style11">L</text:span><text:span text:style-name="style10">; </text:span><text:span text:style-name="style5">else<text:s text:c="8"/></text:span><text:span text:style-name="style2">// высота волны в метрах, дм или см</text:span></text:h>
      <text:h text:style-name="Default">292<text:s text:c="2"/><text:s text:c="6"/><text:span text:style-name="style5">if</text:span><text:span text:style-name="style10">( </text:span><text:span text:style-name="style11">AtoA</text:span><text:span text:style-name="style10">( </text:span><text:span text:style-name="style11">s</text:span><text:span text:style-name="style10">,</text:span><text:span text:style-name="style11">H </text:span><text:span text:style-name="style10">) )</text:span><text:span text:style-name="style11">H</text:span><text:span text:style-name="style10">*=</text:span><text:span text:style-name="style11">Vessel</text:span><text:span text:style-name="style10">-&gt;</text:span><text:span text:style-name="style11">Draught</text:span><text:span text:style-name="style10">*</text:span><text:span text:style-name="style11">hW</text:span><text:span text:style-name="style10">/</text:span><text:span text:style-name="style11">L</text:span><text:span text:style-name="style10">;<text:s text:c="3"/></text:span><text:span text:style-name="style2">// проценты-промили от осадки</text:span></text:h>
      <text:h text:style-name="Default">293<text:s text:c="2"/><text:s text:c="6"/><text:span text:style-name="style5">if</text:span><text:span text:style-name="style10">( </text:span><text:span text:style-name="style11">H</text:span><text:span text:style-name="style10">&gt;=</text:span><text:span text:style-name="style4">1 </text:span><text:span text:style-name="style10">)</text:span><text:span text:style-name="style11">H</text:span><text:span text:style-name="style10">=</text:span><text:span text:style-name="style4">.999</text:span><text:span text:style-name="style10">; </text:span><text:span text:style-name="style2">// иначе это сразу доли крутизны волнового гребня [0-1[</text:span></text:h>
      <text:h text:style-name="Default">294<text:s text:c="2"/><text:s text:c="4"/><text:span text:style-name="style10">}</text:span></text:h>
      <text:h text:style-name="Default">295<text:s text:c="2"/><text:s text:c="4"/><text:span text:style-name="style5">if</text:span><text:span text:style-name="style10">( </text:span><text:span text:style-name="style11">z </text:span><text:span text:style-name="style10">&amp;&amp; *</text:span><text:span text:style-name="style11">z </text:span><text:span text:style-name="style10">)<text:s text:c="18"/></text:span><text:span text:style-name="style15">//! направление распространения гребней волн</text:span></text:h>
      <text:h text:style-name="Default">296<text:s text:c="2"/><text:s text:c="4"/><text:span text:style-name="style10">{ </text:span><text:span text:style-name="style5">if</text:span><text:span text:style-name="style10">( </text:span><text:span text:style-name="style11">z</text:span><text:span text:style-name="style10">=</text:span><text:span text:style-name="style11">strchr</text:span><text:span text:style-name="style10">( </text:span><text:span text:style-name="style11">s</text:span><text:span text:style-name="style10">=</text:span><text:span text:style-name="style11">z</text:span><text:span text:style-name="style10">,</text:span><text:span text:style-name="style7">',' </text:span><text:span text:style-name="style10">) )*</text:span><text:span text:style-name="style11">z</text:span><text:span text:style-name="style10">++=</text:span><text:span text:style-name="style4">0</text:span><text:span text:style-name="style10">;<text:s text:c="5"/></text:span><text:span text:style-name="style2">// -- указывается курсом из картушки</text:span></text:h>
      <text:h text:style-name="Default">297<text:s text:c="2"/><text:s text:c="6"/><text:span text:style-name="style5">while</text:span><text:span text:style-name="style10">( *</text:span><text:span text:style-name="style11">s </text:span><text:span text:style-name="style10">&amp;&amp; *</text:span><text:span text:style-name="style11">s</text:span><text:span text:style-name="style10">&lt;=</text:span><text:span text:style-name="style7">' ' </text:span><text:span text:style-name="style10">)</text:span><text:span text:style-name="style11">s</text:span><text:span text:style-name="style10">++;<text:s text:c="6"/></text:span><text:span text:style-name="style2">// приведение к первому значимому символу</text:span></text:h>
      <text:h text:style-name="Default">298<text:s text:c="2"/><text:s text:c="6"/><text:span text:style-name="style5">if</text:span><text:span text:style-name="style10">( </text:span><text:span text:style-name="style11">strcut</text:span><text:span text:style-name="style10">( </text:span><text:span text:style-name="style11">s </text:span><text:span text:style-name="style10">) )<text:s text:c="3"/></text:span><text:span text:style-name="style2">// географическое навигационное измерение в градусах°</text:span></text:h>
      <text:h text:style-name="Default">299<text:s text:c="2"/><text:s text:c="6"/><text:span text:style-name="style10">{ </text:span><text:span text:style-name="style5">if</text:span><text:span text:style-name="style10">( </text:span><text:span text:style-name="style11">strpbrk</text:span><text:span text:style-name="style10">( </text:span><text:span text:style-name="style11">s</text:span><text:span text:style-name="style10">,</text:span><text:span text:style-name="style6">"NOSW" </text:span><text:span text:style-name="style10">) )</text:span><text:span text:style-name="style11">s</text:span><text:span text:style-name="style10">=</text:span><text:span text:style-name="style11">RtoD</text:span><text:span text:style-name="style10">( </text:span><text:span text:style-name="style11">s</text:span><text:span text:style-name="style10">,</text:span><text:span text:style-name="style11">D </text:span><text:span text:style-name="style10">); </text:span><text:span text:style-name="style5">else </text:span><text:span text:style-name="style11">s</text:span><text:span text:style-name="style10">=</text:span><text:span text:style-name="style11">AtoD</text:span><text:span text:style-name="style10">( </text:span><text:span text:style-name="style11">s</text:span><text:span text:style-name="style10">,</text:span><text:span text:style-name="style11">D </text:span><text:span text:style-name="style10">); </text:span><text:span text:style-name="style2">// и румбах</text:span></text:h>
      <text:h text:style-name="Default">300<text:s text:c="2"/><text:s text:c="6"/><text:span text:style-name="style10">}</text:span></text:h>
      <text:h text:style-name="Default">301<text:s text:c="2"/><text:s text:c="6"/><text:span text:style-name="style5">if</text:span><text:span text:style-name="style10">( </text:span><text:span text:style-name="style11">z </text:span><text:span text:style-name="style10">&amp;&amp; *</text:span><text:span text:style-name="style11">z </text:span><text:span text:style-name="style10">) </text:span><text:span text:style-name="style2">// номер начальной фазы первого вступления волнового фронта</text:span></text:h>
      <text:h text:style-name="Default">302<text:s text:c="2"/><text:s text:c="6"/><text:span text:style-name="style10">{ </text:span><text:span text:style-name="style5">if</text:span><text:span text:style-name="style10">( </text:span><text:span text:style-name="style11">strcut</text:span><text:span text:style-name="style10">( </text:span><text:span text:style-name="style11">s</text:span><text:span text:style-name="style10">=</text:span><text:span text:style-name="style11">z </text:span><text:span text:style-name="style10">) )</text:span><text:span text:style-name="style11">Phase</text:span><text:span text:style-name="style10">=</text:span><text:span text:style-name="style11">strtod</text:span><text:span text:style-name="style10">( </text:span><text:span text:style-name="style11">s</text:span><text:span text:style-name="style10">,&amp;</text:span><text:span text:style-name="style11">s </text:span><text:span text:style-name="style10">);</text:span></text:h>
      <text:h text:style-name="Default">303<text:s text:c="2"/><text:s text:c="6"/><text:span text:style-name="style10">}</text:span></text:h>
      <text:h text:style-name="Default">304<text:s text:c="2"/><text:s text:c="4"/><text:span text:style-name="style10">}</text:span></text:h>
      <text:h text:style-name="Default">305<text:s text:c="2"/><text:s text:c="2"/><text:span text:style-name="style10">} </text:span><text:span text:style-name="style5">return </text:span><text:span text:style-name="style10">*</text:span><text:span text:style-name="style5">this</text:span><text:span text:style-name="style10">;</text:span></text:h>
      <text:h text:style-name="Default">306<text:s text:c="2"/><text:span text:style-name="style10">}</text:span></text:h>
      <text:h text:style-name="Default">307<text:s text:c="2"/><text:span text:style-name="style2">//<text:s text:c="2"/>уточнение коэффициентов углового и поступательного демпфирования</text:span></text:h>
      <text:h text:style-name="Default">308<text:s text:c="2"/><text:span text:style-name="style2">//</text:span></text:h>
      <text:h text:style-name="Default">309<text:s text:c="2"/><text:span text:style-name="style5">void </text:span><text:span text:style-name="style11">Hull</text:span><text:span text:style-name="style10">::</text:span><text:span text:style-name="style11">DampInit</text:span><text:span text:style-name="style10">()</text:span></text:h>
      <text:h text:style-name="Default">310<text:s text:c="2"/><text:span text:style-name="style10">{ </text:span><text:span text:style-name="style11">nM</text:span><text:span text:style-name="style10">=</text:span><text:span text:style-name="style11">muM</text:span><text:span text:style-name="style10">*(</text:span><text:span text:style-name="style4">0.5</text:span><text:span text:style-name="style10">*</text:span><text:span text:style-name="style11">Ts</text:span><text:span text:style-name="style10">); </text:span><text:span text:style-name="style3">/** &amp;/inMass */ </text:span><text:span text:style-name="style11">nM</text:span><text:span text:style-name="style10">.</text:span><text:span text:style-name="style11">x </text:span><text:span text:style-name="style10">= (</text:span><text:span text:style-name="style4">1.0</text:span><text:span text:style-name="style10">-</text:span><text:span text:style-name="style11">exp</text:span><text:span text:style-name="style10">( -</text:span><text:span text:style-name="style11">nM</text:span><text:span text:style-name="style10">.</text:span><text:span text:style-name="style11">x </text:span><text:span text:style-name="style10">))/</text:span><text:span text:style-name="style11">nM</text:span><text:span text:style-name="style10">.</text:span><text:span text:style-name="style11">x</text:span><text:span text:style-name="style10">;</text:span></text:h>
      <text:h text:style-name="Default">311<text:s text:c="2"/><text:s text:c="35"/><text:span text:style-name="style11">nM</text:span><text:span text:style-name="style10">.</text:span><text:span text:style-name="style11">y </text:span><text:span text:style-name="style10">= (</text:span><text:span text:style-name="style4">1.0</text:span><text:span text:style-name="style10">-</text:span><text:span text:style-name="style11">exp</text:span><text:span text:style-name="style10">( -</text:span><text:span text:style-name="style11">nM</text:span><text:span text:style-name="style10">.</text:span><text:span text:style-name="style11">y </text:span><text:span text:style-name="style10">))/</text:span><text:span text:style-name="style11">nM</text:span><text:span text:style-name="style10">.</text:span><text:span text:style-name="style11">y</text:span><text:span text:style-name="style10">;</text:span></text:h>
      <text:h text:style-name="Default">312<text:s text:c="2"/><text:s text:c="35"/><text:span text:style-name="style11">nM</text:span><text:span text:style-name="style10">.</text:span><text:span text:style-name="style11">z </text:span><text:span text:style-name="style10">= (</text:span><text:span text:style-name="style4">1.0</text:span><text:span text:style-name="style10">-</text:span><text:span text:style-name="style11">exp</text:span><text:span text:style-name="style10">( -</text:span><text:span text:style-name="style11">nM</text:span><text:span text:style-name="style10">.</text:span><text:span text:style-name="style11">z </text:span><text:span text:style-name="style10">))/</text:span><text:span text:style-name="style11">nM</text:span><text:span text:style-name="style10">.</text:span><text:span text:style-name="style11">z</text:span><text:span text:style-name="style10">;</text:span></text:h>
      <text:h text:style-name="Default">313<text:s text:c="2"/><text:s text:c="2"/><text:span text:style-name="style11">nF</text:span><text:span text:style-name="style10">=</text:span><text:span text:style-name="style11">muF</text:span><text:span text:style-name="style10">*(</text:span><text:span text:style-name="style4">0.5</text:span><text:span text:style-name="style10">*</text:span><text:span text:style-name="style11">Ts</text:span><text:span text:style-name="style10">); </text:span><text:span text:style-name="style3">/** &amp;/Volume */ </text:span><text:span text:style-name="style11">nF</text:span><text:span text:style-name="style10">.</text:span><text:span text:style-name="style11">x </text:span><text:span text:style-name="style10">= (</text:span><text:span text:style-name="style4">1.0</text:span><text:span text:style-name="style10">-</text:span><text:span text:style-name="style11">exp</text:span><text:span text:style-name="style10">( -</text:span><text:span text:style-name="style11">nF</text:span><text:span text:style-name="style10">.</text:span><text:span text:style-name="style11">x </text:span><text:span text:style-name="style10">))/</text:span><text:span text:style-name="style11">nF</text:span><text:span text:style-name="style10">.</text:span><text:span text:style-name="style11">x</text:span><text:span text:style-name="style10">;</text:span></text:h>
      <text:h text:style-name="Default">314<text:s text:c="2"/><text:s text:c="35"/><text:span text:style-name="style11">nF</text:span><text:span text:style-name="style10">.</text:span><text:span text:style-name="style11">y </text:span><text:span text:style-name="style10">= (</text:span><text:span text:style-name="style4">1.0</text:span><text:span text:style-name="style10">-</text:span><text:span text:style-name="style11">exp</text:span><text:span text:style-name="style10">( -</text:span><text:span text:style-name="style11">nF</text:span><text:span text:style-name="style10">.</text:span><text:span text:style-name="style11">y </text:span><text:span text:style-name="style10">))/</text:span><text:span text:style-name="style11">nF</text:span><text:span text:style-name="style10">.</text:span><text:span text:style-name="style11">y</text:span><text:span text:style-name="style10">;</text:span></text:h>
      <text:h text:style-name="Default">315<text:s text:c="2"/><text:s text:c="35"/><text:span text:style-name="style11">nF</text:span><text:span text:style-name="style10">.</text:span><text:span text:style-name="style11">z </text:span><text:span text:style-name="style10">= (</text:span><text:span text:style-name="style4">1.0</text:span><text:span text:style-name="style10">-</text:span><text:span text:style-name="style11">exp</text:span><text:span text:style-name="style10">( -</text:span><text:span text:style-name="style11">nF</text:span><text:span text:style-name="style10">.</text:span><text:span text:style-name="style11">z </text:span><text:span text:style-name="style10">))/</text:span><text:span text:style-name="style11">nF</text:span><text:span text:style-name="style10">.</text:span><text:span text:style-name="style11">z</text:span><text:span text:style-name="style10">;</text:span></text:h>
      <text:h text:style-name="Default">316<text:s text:c="2"/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20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8080ff"/>
    </style:style>
    <style:style style:name="style23" style:family="text">
      <style:text-properties style:font-name="Courier New" fo:color="#8080ff"/>
    </style:style>
    <style:style style:name="style65" style:family="text">
      <style:text-properties style:font-name="Courier New" fo:color="#808080"/>
    </style:style>
    <style:style style:name="style87" style:family="text">
      <style:text-properties style:font-name="Courier New" fo:color="#808080"/>
    </style:style>
    <style:style style:name="style2" style:family="text">
      <style:text-properties style:font-name="Courier New" fo:color="#9898d9"/>
    </style:style>
    <style:style style:name="style66" style:family="text">
      <style:text-properties style:font-name="Courier New" fo:color="#c0c0c0"/>
    </style:style>
    <style:style style:name="style3" style:family="text">
      <style:text-properties style:font-name="Courier New" fo:color="#8080ff" fo:font-weight="bold"/>
    </style:style>
    <style:style style:name="style24" style:family="text">
      <style:text-properties style:font-name="Courier New" fo:color="#8080ff" fo:font-weight="bold"/>
    </style:style>
    <style:style style:name="style67" style:family="text">
      <style:text-properties style:font-name="Courier New" fo:color="#aaaaf0" fo:font-weight="bold"/>
    </style:style>
    <style:style style:name="style88" style:family="text">
      <style:text-properties style:font-name="Courier New" fo:color="#aaaaf0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aaaaf0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6b9999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ac5959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20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37" style:family="text">
      <style:text-properties style:font-name="Courier New" fo:color="#373737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